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center" draw:fill="solid" draw:fill-color="#ffffcc"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48">
      <style:graphic-properties draw:fill="none" draw:stroke="solid" svg:stroke-width="0.00694in" svg:stroke-color="#c00000" draw:marker-end="a947" svg:stroke-opacity="100%" draw:stroke-linejoin="miter" svg:stroke-linecap="butt"/>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62">
      <style:graphic-properties draw:fill="none" draw:stroke="solid" svg:stroke-width="0.03125in" svg:stroke-color="#4472c4" svg:stroke-opacity="100%" draw:stroke-linejoin="miter" svg:stroke-linecap="butt"/>
    </style:style>
    <style:style style:family="graphic" style:name="a1065">
      <style:graphic-properties draw:fill="none" draw:stroke="solid" svg:stroke-width="0.03125in" svg:stroke-color="#c00000" draw:marker-start="a1063" draw:marker-end="a1064" svg:stroke-opacity="100%" draw:stroke-linejoin="miter" svg:stroke-linecap="butt"/>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none" draw:stroke="solid" svg:stroke-width="0.00694in" svg:stroke-color="#4472c4" draw:marker-end="a949" svg:stroke-opacity="100%" draw:stroke-linejoin="miter" svg:stroke-linecap="butt"/>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2">
      <style:graphic-properties fo:wrap-option="wrap" fo:padding-top="0.05in" fo:padding-bottom="0.05in" fo:padding-left="0.1in" fo:padding-right="0.1in" draw:textarea-vertical-align="middle" draw:textarea-horizontal-align="center" draw:fill="gradient" draw:fill-gradient-name="a1001"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c00000"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ccff"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07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8">
      <style:graphic-properties draw:fill="none" draw:stroke="solid" svg:stroke-width="0.03125in" svg:stroke-color="#4472c4" svg:stroke-opacity="100%" draw:stroke-linejoin="miter" svg:stroke-linecap="butt"/>
    </style:style>
    <style:style style:family="graphic" style:name="a1079">
      <style:graphic-properties draw:fill="none" draw:stroke="solid" svg:stroke-width="0.03125in" svg:stroke-color="#4472c4" svg:stroke-opacity="100%" draw:stroke-linejoin="miter" svg:stroke-linecap="butt"/>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11">
      <style:graphic-properties fo:wrap-option="wrap" fo:padding-top="0.05in" fo:padding-bottom="0.05in" fo:padding-left="0.1in" fo:padding-right="0.1in" draw:textarea-vertical-align="middle" draw:textarea-horizontal-align="center" draw:fill="solid" draw:fill-color="#ffccff"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f0000"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cc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miter" svg:stroke-linecap="butt"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center" draw:fill="none" draw:stroke="solid" svg:stroke-width="0.03125in" svg:stroke-color="#4472c4" svg:stroke-opacity="100%" draw:stroke-linejoin="miter" svg:stroke-linecap="butt" draw:auto-grow-width="false" draw:auto-grow-height="false"/>
      <style:paragraph-properties style:font-independent-line-spacing="true" style:writing-mode="lr-tb"/>
    </style:style>
    <style:style style:family="graphic" style:name="a1086">
      <style:graphic-properties draw:fill="none" draw:stroke="solid" svg:stroke-width="0.03125in" svg:stroke-color="#4472c4" svg:stroke-opacity="100%" draw:stroke-linejoin="miter" svg:stroke-linecap="butt"/>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gradient" draw:fill-gradient-name="a901"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gradient" draw:fill-gradient-name="a905"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center" draw:fill="solid" draw:fill-color="#ffcc99"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fcc9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024">
      <style:graphic-properties draw:fill="solid" draw:fill-color="#ffcc99" draw:opacity="100%" draw:stroke="solid" svg:stroke-width="0.01389in" svg:stroke-color="#2f528f" svg:stroke-opacity="100%" draw:stroke-linejoin="miter" svg:stroke-linecap="butt"/>
    </style:style>
    <style:style style:family="graphic" style:name="a1025">
      <style:graphic-properties draw:fill="solid" draw:fill-color="#ffcc99" draw:opacity="100%" draw:stroke="solid" svg:stroke-width="0.01389in" svg:stroke-color="#2f528f" svg:stroke-opacity="100%" draw:stroke-linejoin="miter" svg:stroke-linecap="butt"/>
    </style:style>
    <style:style style:family="graphic" style:name="a1026">
      <style:graphic-properties draw:fill="solid" draw:fill-color="#ffcc99" draw:opacity="100%" draw:stroke="solid" svg:stroke-width="0.03125in" svg:stroke-color="#ffcc99" svg:stroke-opacity="100%" draw:stroke-linejoin="miter" svg:stroke-linecap="butt"/>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gradient" draw:fill-gradient-name="a1089"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text" style:name="a10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5in" fo:padding-bottom="0.05in" fo:padding-left="0.1in" fo:padding-right="0.1in" draw:textarea-vertical-align="middle" draw:textarea-horizontal-align="center" draw:fill="solid" draw:fill-color="#c00000"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9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draw:fill="none" draw:stroke="dash" draw:stroke-dash="a978" svg:stroke-width="0.00694in" svg:stroke-color="#4472c4" draw:marker-end="a979" svg:stroke-opacity="100%" draw:stroke-linejoin="miter" svg:stroke-linecap="butt"/>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984">
      <style:graphic-properties draw:fill="none" draw:stroke="solid" svg:stroke-width="0.00694in" svg:stroke-color="#4472c4" svg:stroke-opacity="100%" draw:stroke-linejoin="miter" svg:stroke-linecap="butt"/>
    </style:style>
    <style:style style:family="graphic" style:name="a986">
      <style:graphic-properties draw:fill="none" draw:stroke="dash" draw:stroke-dash="a985" svg:stroke-width="0.00694in" svg:stroke-color="#4472c4" svg:stroke-opacity="100%" draw:stroke-linejoin="miter" svg:stroke-linecap="butt"/>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5b9bd5" svg:stroke-opacity="100%" draw:stroke-linejoin="miter" svg:stroke-linecap="butt" draw:auto-grow-width="false" draw:auto-grow-height="false"/>
      <style:paragraph-properties style:font-independent-line-spacing="true" style:writing-mode="lr-tb"/>
    </style:style>
    <style:style style:family="graphic" style:name="a1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6">
      <style:graphic-properties draw:fill="none" draw:stroke="solid" svg:stroke-width="0.00694in" svg:stroke-color="#ffc000" svg:stroke-opacity="100%" draw:stroke-linejoin="miter" svg:stroke-linecap="butt"/>
    </style:style>
    <style:style style:family="graphic" style:name="a1037">
      <style:graphic-properties draw:fill="none" draw:stroke="solid" svg:stroke-width="0.00694in" svg:stroke-color="#ffc000" svg:stroke-opacity="100%" draw:stroke-linejoin="miter" svg:stroke-linecap="butt"/>
    </style:style>
    <style:style style:family="graphic" style:name="a1038">
      <style:graphic-properties draw:fill="none" draw:stroke="solid" svg:stroke-width="0.00694in" svg:stroke-color="#4472c4" svg:stroke-opacity="100%" draw:stroke-linejoin="miter" svg:stroke-linecap="butt"/>
    </style:style>
    <style:style style:family="graphic" style:name="a1039">
      <style:graphic-properties draw:fill="none" draw:stroke="solid" svg:stroke-width="0.00694in" svg:stroke-color="#4472c4" svg:stroke-opacity="100%" draw:stroke-linejoin="miter" svg:stroke-linecap="but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2">
      <style:graphic-properties fo:wrap-option="wrap" fo:padding-top="0.05in" fo:padding-bottom="0.05in" fo:padding-left="0.1in" fo:padding-right="0.1in" draw:textarea-vertical-align="middle" draw:textarea-horizontal-align="center" draw:fill="none"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none"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none"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1040" style:parent-style-name="Graphics">
      <style:graphic-properties draw:fill="none" draw:stroke="non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44" style:parent-style-name="Graphics">
      <style:graphic-properties draw:fill="none" draw:stroke="none"/>
    </style:style>
    <style:style style:family="graphic" style:name="a1045" style:parent-style-name="Graphics">
      <style:graphic-properties draw:fill="none" draw:stroke="none"/>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solid" draw:fill-color="#cc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draw:fill="none" draw:stroke="solid" svg:stroke-width="0.00694in" svg:stroke-color="#4472c4" svg:stroke-opacity="100%" draw:stroke-linejoin="miter" svg:stroke-linecap="butt"/>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9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solid" draw:fill-color="#cc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3" draw:style-name="a892" draw:master-page-name="Master1-Layout7-blank-Blank" presentation:presentation-page-layout-name="Master1-PPL7" draw:id="Slide-268">
        <draw:frame draw:id="id282" draw:style-name="a895" draw:name="Segnaposto piè di pagina 1" svg:x="3.41667in" svg:y="6.95139in" svg:width="5.403in" svg:height="0.39931in">
          <draw:text-box>
            <text:p text:style-name="a894" text:class-names="" text:cond-style-name=""><text:span text:style-name="a893" text:class-names="">ANatali <text:s text:c="1"/>- DISI - University of Bologna</text:span></text:p>
          </draw:text-box>
          <svg:title/>
          <svg:desc/>
        </draw:frame>
        <draw:custom-shape svg:x="0.2689in" svg:y="0.12408in" svg:width="6.61832in" svg:height="6.84473in" draw:id="id283" draw:style-name="a898" draw:name="Rettangolo arrotondato 3">
          <svg:title/>
          <svg:desc/>
          <text:p text:style-name="a897" text:class-names="" text:cond-style-name=""><text:span text:style-name="a8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61592in" svg:y="2.45749in" svg:width="0.8199in" svg:height="0.78749in" draw:id="id284" draw:style-name="a902" draw:name="Ovale 33">
          <svg:title/>
          <svg:desc/>
          <text:p text:style-name="a900" text:class-names="" text:cond-style-name=""><text:span text:style-name="a89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8574in" svg:y="3.34865in" svg:width="0.8199in" svg:height="0.78749in" draw:id="id285" draw:style-name="a906" draw:name="Ovale 43">
          <svg:title/>
          <svg:desc/>
          <text:p text:style-name="a904" text:class-names="" text:cond-style-name=""><text:span text:style-name="a903"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86" draw:style-name="a910" draw:name="CasellaDiTesto 53" svg:x="1.683in" svg:y="2.6506in" svg:width="0.95577in" svg:height="0.43757in">
          <draw:text-box>
            <text:p text:style-name="a909" text:class-names="" text:cond-style-name=""><text:span text:style-name="a907" text:class-names="">Object</text:span><text:span text:style-name="a908" text:class-names=""/></text:p>
          </draw:text-box>
          <svg:title/>
          <svg:desc/>
        </draw:frame>
        <draw:frame draw:id="id287" draw:style-name="a922" draw:name="CasellaDiTesto 54" svg:x="1.68605in" svg:y="3.30695in" svg:width="1.40421in" svg:height="0.77415in">
          <draw:text-box>
            <text:p text:style-name="a915" text:class-names="" text:cond-style-name=""><text:span text:style-name="a911" text:class-names="">Object</text:span><text:span text:style-name="a912" text:class-names=""><text:s text:c="1"/></text:span><text:span text:style-name="a913" text:class-names="">with</text:span><text:span text:style-name="a914" text:class-names=""><text:s text:c="1"/></text:span></text:p>
            <text:p text:style-name="a921" text:class-names="" text:cond-style-name=""><text:span text:style-name="a916" text:class-names="">internal</text:span><text:span text:style-name="a917" text:class-names=""><text:s text:c="1"/></text:span><text:span text:style-name="a918" text:class-names="">Tread</text:span><text:span text:style-name="a919" text:class-names="">)</text:span><text:span text:style-name="a920" text:class-names=""/></text:p>
          </draw:text-box>
          <svg:title/>
          <svg:desc/>
        </draw:frame>
        <draw:frame draw:id="id288" draw:style-name="a928" draw:name="CasellaDiTesto 65" svg:x="4.57644in" svg:y="2.43182in" svg:width="1.70763in" svg:height="0.43757in">
          <draw:text-box>
            <text:p text:style-name="a927" text:class-names="" text:cond-style-name=""><text:span text:style-name="a923" text:class-names="">Procedure</text:span><text:span text:style-name="a924" text:class-names=""><text:s text:c="1"/></text:span><text:span text:style-name="a925" text:class-names="">Call</text:span><text:span text:style-name="a926" text:class-names=""/></text:p>
          </draw:text-box>
          <svg:title/>
          <svg:desc/>
        </draw:frame>
        <draw:frame draw:id="id289" draw:style-name="a934" draw:name="CasellaDiTesto 86" svg:x="1.683in" svg:y="0.55711in" svg:width="1.77095in" svg:height="0.43757in">
          <draw:text-box>
            <text:p text:style-name="a933" text:class-names="" text:cond-style-name=""><text:span text:style-name="a929" text:class-names="">Generic</text:span><text:span text:style-name="a930" text:class-names=""><text:s text:c="1"/></text:span><text:span text:style-name="a931" text:class-names="">Entity</text:span><text:span text:style-name="a932" text:class-names=""/></text:p>
          </draw:text-box>
          <svg:title/>
          <svg:desc/>
        </draw:frame>
        <draw:connector draw:type="line" svg:x1="3.57806in" svg:y1="0.12408in" draw:start-shape="id283" draw:start-glue-point="0" svg:x2="3.57806in" svg:y2="6.96881in" draw:end-shape="id283" draw:end-glue-point="2" draw:id="id290" draw:style-name="a935" draw:name="Connettore 1 88">
          <svg:title/>
          <svg:desc/>
        </draw:connector>
        <draw:g draw:name="Gruppo 113" draw:id="id291">
          <svg:title/>
          <svg:desc/>
          <draw:custom-shape svg:x="0.65823in" svg:y="1.5391in" svg:width="0.71476in" svg:height="0.28374in" draw:id="id322" draw:style-name="a1017" draw:name="Ovale 94">
            <svg:title/>
            <svg:desc/>
            <text:p text:style-name="a1016" text:class-names="" text:cond-style-name=""><text:span text:style-name="a10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64867in" svg:y="1.30391in" svg:width="0.72432in" svg:height="0.35765in" draw:id="id323" draw:style-name="a1020" draw:name="Rettangolo 93">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0.64867in" svg:y="1.16685in" svg:width="0.72107in" svg:height="0.28374in" draw:id="id324" draw:style-name="a1023" draw:name="Ovale 96">
            <svg:title/>
            <svg:desc/>
            <text:p text:style-name="a1022" text:class-names="" text:cond-style-name=""><text:span text:style-name="a10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64867in" svg:y1="1.30872in" svg:x2="0.65823in" svg:y2="1.68097in" draw:end-shape="id322" draw:end-glue-point="3" draw:id="id325" draw:style-name="a1024" draw:name="Connettore 1 97">
            <svg:title/>
            <svg:desc/>
          </draw:connector>
          <draw:connector draw:type="line" svg:x1="1.37299in" svg:y1="1.30872in" svg:x2="1.37299in" svg:y2="1.68097in" draw:end-shape="id322" draw:end-glue-point="1" draw:id="id326" draw:style-name="a1025" draw:name="Connettore 1 101">
            <svg:title/>
            <svg:desc/>
          </draw:connector>
          <draw:connector draw:type="line" svg:x1="0.68177in" svg:y1="1.66156in" svg:x2="1.36974in" svg:y2="1.66156in" draw:id="id327" draw:style-name="a1026" draw:name="Connettore 1 103">
            <svg:title/>
            <svg:desc/>
          </draw:connector>
        </draw:g>
        <draw:frame draw:id="id292" draw:style-name="a939" draw:name="CasellaDiTesto 107" svg:x="1.72395in" svg:y="1.26547in" svg:width="1.3284in" svg:height="0.43757in">
          <draw:text-box>
            <text:p text:style-name="a938" text:class-names="" text:cond-style-name=""><text:span text:style-name="a936" text:class-names="">Data base</text:span><text:span text:style-name="a937" text:class-names=""/></text:p>
          </draw:text-box>
          <svg:title/>
          <svg:desc/>
        </draw:frame>
        <draw:custom-shape svg:x="0.68177in" svg:y="1.95818in" svg:width="0.63708in" svg:height="0.38463in" draw:id="id293" draw:style-name="a942" draw:name="Rettangolo 118">
          <svg:title/>
          <svg:desc/>
          <text:p text:style-name="a941" text:class-names="" text:cond-style-name=""><text:span text:style-name="a940" text:class-names=""/></text:p>
          <draw:enhanced-geometry xmlns:dr3d="urn:oasis:names:tc:opendocument:xmlns:dr3d:1.0" draw:type="non-primitive" svg:viewBox="0 0 21600 21600" draw:enhanced-path="M 0 0 L 21600 0 21600 21600 0 21600 Z N"/>
        </draw:custom-shape>
        <draw:frame draw:id="id294" draw:style-name="a946" draw:name="CasellaDiTesto 122" svg:x="1.73513in" svg:y="1.92748in" svg:width="1.19945in" svg:height="0.43757in">
          <draw:text-box>
            <text:p text:style-name="a945" text:class-names="" text:cond-style-name=""><text:span text:style-name="a943" text:class-names="">Function</text:span><text:span text:style-name="a944" text:class-names=""/></text:p>
          </draw:text-box>
          <svg:title/>
          <svg:desc/>
        </draw:frame>
        <draw:connector draw:type="line" svg:x1="1.01042in" svg:y1="3.52573in" svg:x2="0.99569in" svg:y2="3.95563in" draw:id="id295" draw:style-name="a948" draw:name="Connettore 2 126">
          <svg:title/>
          <svg:desc/>
        </draw:connector>
        <draw:connector draw:type="line" svg:x1="3.68553in" svg:y1="2.6506in" svg:x2="4.45005in" svg:y2="2.6506in" draw:id="id296" draw:style-name="a950" draw:name="Connettore 2 9">
          <svg:title/>
          <svg:desc/>
        </draw:connector>
        <draw:custom-shape svg:x="0.72in" svg:y="0.51056in" svg:width="0.62694in" svg:height="0.43757in" draw:id="id297" draw:style-name="a953" draw:name="Figura a mano libera 12">
          <svg:title/>
          <svg:desc/>
          <text:p text:style-name="a952" text:class-names="" text:cond-style-name=""><text:span text:style-name="a951" text:class-names=""/></text:p>
          <draw:enhanced-geometry xmlns:dr3d="urn:oasis:names:tc:opendocument:xmlns:dr3d:1.0" draw:type="non-primitive" svg:viewBox="0 0 773723 604911" draw:enhanced-path="M 168812 0 L 168812 0 C 92586 28585 68468 19923 28135 70339 17573 83541 9378 98474 0 112542 4689 239151 1031 366346 14068 492369 15433 505562 31846 512219 42203 520505 111164 575674 64716 524729 168812 576776 L 225083 604911 C 342314 600222 460118 603342 576775 590843 662467 581662 629241 411651 633046 393896 635825 380927 650824 374045 661181 365760 674384 355198 689627 347452 703385 337625 722464 323997 740898 309490 759655 295422 764344 281354 773723 268048 773723 253219 773723 217181 754492 180999 731520 154745 709685 129791 688770 102799 661181 84406 L 576775 28136 C 539261 32825 500445 31340 464234 42203 451530 46014 447471 63515 436098 70339 423383 77968 407963 79717 393895 84406 379827 79717 366167 73556 351692 70339 323848 64151 294346 65291 267286 56271 167275 22934 185224 9378 168812 0 Z N" draw:text-areas="?f80 ?f82 ?f81 ?f83" draw:glue-points="?f44 ?f45 ?f44 ?f45 ?f46 ?f47 ?f48 ?f49 ?f50 ?f51 ?f52 ?f53 ?f44 ?f54 ?f55 ?f56 ?f57 ?f58 ?f59 ?f60 ?f61 ?f62 ?f63 ?f64 ?f65 ?f66 ?f67 ?f68 ?f69 ?f70 ?f61 ?f71 ?f57 ?f72 ?f73 ?f74 ?f75 ?f47 ?f76 ?f71 ?f77 ?f47 ?f78 ?f79 ?f44 ?f45"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3723"/>
            <draw:equation draw:name="f7" draw:formula="?f4 / 604911"/>
            <draw:equation draw:name="f8" draw:formula="168812 * ?f5 / 773723"/>
            <draw:equation draw:name="f9" draw:formula="0 * ?f4 / 604911"/>
            <draw:equation draw:name="f10" draw:formula="28135 * ?f5 / 773723"/>
            <draw:equation draw:name="f11" draw:formula="70339 * ?f4 / 604911"/>
            <draw:equation draw:name="f12" draw:formula="0 * ?f5 / 773723"/>
            <draw:equation draw:name="f13" draw:formula="112542 * ?f4 / 604911"/>
            <draw:equation draw:name="f14" draw:formula="14068 * ?f5 / 773723"/>
            <draw:equation draw:name="f15" draw:formula="492369 * ?f4 / 604911"/>
            <draw:equation draw:name="f16" draw:formula="42203 * ?f5 / 773723"/>
            <draw:equation draw:name="f17" draw:formula="520505 * ?f4 / 604911"/>
            <draw:equation draw:name="f18" draw:formula="576776 * ?f4 / 604911"/>
            <draw:equation draw:name="f19" draw:formula="225083 * ?f5 / 773723"/>
            <draw:equation draw:name="f20" draw:formula="604911 * ?f4 / 604911"/>
            <draw:equation draw:name="f21" draw:formula="576775 * ?f5 / 773723"/>
            <draw:equation draw:name="f22" draw:formula="590843 * ?f4 / 604911"/>
            <draw:equation draw:name="f23" draw:formula="633046 * ?f5 / 773723"/>
            <draw:equation draw:name="f24" draw:formula="393896 * ?f4 / 604911"/>
            <draw:equation draw:name="f25" draw:formula="661181 * ?f5 / 773723"/>
            <draw:equation draw:name="f26" draw:formula="365760 * ?f4 / 604911"/>
            <draw:equation draw:name="f27" draw:formula="703385 * ?f5 / 773723"/>
            <draw:equation draw:name="f28" draw:formula="337625 * ?f4 / 604911"/>
            <draw:equation draw:name="f29" draw:formula="759655 * ?f5 / 773723"/>
            <draw:equation draw:name="f30" draw:formula="295422 * ?f4 / 604911"/>
            <draw:equation draw:name="f31" draw:formula="773723 * ?f5 / 773723"/>
            <draw:equation draw:name="f32" draw:formula="253219 * ?f4 / 604911"/>
            <draw:equation draw:name="f33" draw:formula="731520 * ?f5 / 773723"/>
            <draw:equation draw:name="f34" draw:formula="154745 * ?f4 / 604911"/>
            <draw:equation draw:name="f35" draw:formula="84406 * ?f4 / 604911"/>
            <draw:equation draw:name="f36" draw:formula="28136 * ?f4 / 604911"/>
            <draw:equation draw:name="f37" draw:formula="464234 * ?f5 / 773723"/>
            <draw:equation draw:name="f38" draw:formula="42203 * ?f4 / 604911"/>
            <draw:equation draw:name="f39" draw:formula="436098 * ?f5 / 773723"/>
            <draw:equation draw:name="f40" draw:formula="393895 * ?f5 / 773723"/>
            <draw:equation draw:name="f41" draw:formula="351692 * ?f5 / 773723"/>
            <draw:equation draw:name="f42" draw:formula="267286 * ?f5 / 773723"/>
            <draw:equation draw:name="f43" draw:formula="56271 * ?f4 / 604911"/>
            <draw:equation draw:name="f44" draw:formula="?f8 / ?f6"/>
            <draw:equation draw:name="f45" draw:formula="?f9 / ?f7"/>
            <draw:equation draw:name="f46" draw:formula="?f10 / ?f6"/>
            <draw:equation draw:name="f47" draw:formula="?f11 / ?f7"/>
            <draw:equation draw:name="f48" draw:formula="?f12 / ?f6"/>
            <draw:equation draw:name="f49" draw:formula="?f13 / ?f7"/>
            <draw:equation draw:name="f50" draw:formula="?f14 / ?f6"/>
            <draw:equation draw:name="f51" draw:formula="?f15 / ?f7"/>
            <draw:equation draw:name="f52" draw:formula="?f16 / ?f6"/>
            <draw:equation draw:name="f53" draw:formula="?f17 / ?f7"/>
            <draw:equation draw:name="f54" draw:formula="?f18 / ?f7"/>
            <draw:equation draw:name="f55" draw:formula="?f19 / ?f6"/>
            <draw:equation draw:name="f56" draw:formula="?f20 / ?f7"/>
            <draw:equation draw:name="f57" draw:formula="?f21 / ?f6"/>
            <draw:equation draw:name="f58" draw:formula="?f22 / ?f7"/>
            <draw:equation draw:name="f59" draw:formula="?f23 / ?f6"/>
            <draw:equation draw:name="f60" draw:formula="?f24 / ?f7"/>
            <draw:equation draw:name="f61" draw:formula="?f25 / ?f6"/>
            <draw:equation draw:name="f62" draw:formula="?f26 / ?f7"/>
            <draw:equation draw:name="f63" draw:formula="?f27 / ?f6"/>
            <draw:equation draw:name="f64" draw:formula="?f28 / ?f7"/>
            <draw:equation draw:name="f65" draw:formula="?f29 / ?f6"/>
            <draw:equation draw:name="f66" draw:formula="?f30 / ?f7"/>
            <draw:equation draw:name="f67" draw:formula="?f31 / ?f6"/>
            <draw:equation draw:name="f68" draw:formula="?f32 / ?f7"/>
            <draw:equation draw:name="f69" draw:formula="?f33 / ?f6"/>
            <draw:equation draw:name="f70" draw:formula="?f34 / ?f7"/>
            <draw:equation draw:name="f71" draw:formula="?f35 / ?f7"/>
            <draw:equation draw:name="f72" draw:formula="?f36 / ?f7"/>
            <draw:equation draw:name="f73" draw:formula="?f37 / ?f6"/>
            <draw:equation draw:name="f74" draw:formula="?f38 / ?f7"/>
            <draw:equation draw:name="f75" draw:formula="?f39 / ?f6"/>
            <draw:equation draw:name="f76" draw:formula="?f40 / ?f6"/>
            <draw:equation draw:name="f77" draw:formula="?f41 / ?f6"/>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draw:g draw:name="Gruppo 26" draw:id="id298">
          <svg:title/>
          <svg:desc/>
          <draw:custom-shape svg:x="0.64941in" svg:y="4.39805in" svg:width="0.8199in" svg:height="0.78749in" draw:id="id319" draw:style-name="a1008" draw:name="Ovale 27">
            <svg:title/>
            <svg:desc/>
            <text:p text:style-name="a1007" text:class-names="" text:cond-style-name=""><text:span text:style-name="a1006"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2207in" svg:y="4.65912in" svg:width="0.30778in" svg:height="0.23179in" draw:id="id320" draw:style-name="a1011" draw:name="Rettangolo 28">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width="0.09453in" svg:height="0.1523in" draw:id="id321" draw:style-name="a1014" draw:transform="translate(-0.04726in -0.07615in) rotate(-4.71239) translate(1.03289in 4.39805in)" draw:name="Triangolo isoscele 29">
            <svg:title/>
            <svg:desc/>
            <text:p text:style-name="a1013" text:class-names="" text:cond-style-name=""><text:span text:style-name="a101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99" draw:style-name="a957" draw:name="CasellaDiTesto 30" svg:x="1.76418in" svg:y="4.52919in" svg:width="0.78397in" svg:height="0.43757in">
          <draw:text-box>
            <text:p text:style-name="a956" text:class-names="" text:cond-style-name=""><text:span text:style-name="a954" text:class-names="">Actor</text:span><text:span text:style-name="a955" text:class-names=""/></text:p>
          </draw:text-box>
          <svg:title/>
          <svg:desc/>
        </draw:frame>
        <draw:frame draw:id="id300" draw:style-name="a961" draw:name="CasellaDiTesto 32" svg:x="1.82136in" svg:y="5.63008in" svg:width="0.94595in" svg:height="0.43757in">
          <draw:text-box>
            <text:p text:style-name="a960" text:class-names="" text:cond-style-name=""><text:span text:style-name="a958" text:class-names="">Service</text:span><text:span text:style-name="a959" text:class-names=""/></text:p>
          </draw:text-box>
          <svg:title/>
          <svg:desc/>
        </draw:frame>
        <draw:g draw:name="Gruppo 6" draw:id="id301">
          <svg:title/>
          <svg:desc/>
          <draw:custom-shape svg:x="0.61866in" svg:y="5.45011in" svg:width="0.8814in" svg:height="0.7975in" draw:id="id317" draw:style-name="a1002" draw:name="Ovale 31">
            <svg:title/>
            <svg:desc/>
            <text:p text:style-name="a1000" text:class-names="" text:cond-style-name=""><text:span text:style-name="a999"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09453in" svg:height="0.1523in" draw:id="id318" draw:style-name="a1005" draw:transform="translate(-0.04726in -0.07615in) rotate(-4.71239) translate(1.03731in 5.45011in)" draw:name="Triangolo isoscele 34">
            <svg:title/>
            <svg:desc/>
            <text:p text:style-name="a1004" text:class-names="" text:cond-style-name=""><text:span text:style-name="a1003"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g draw:name="Gruppo 40" draw:id="id302">
          <svg:title/>
          <svg:desc/>
          <draw:custom-shape svg:x="3.74037in" svg:y="6.11641in" svg:width="0.64795in" svg:height="0.28225in" draw:id="id314" draw:style-name="a992" draw:name="Figura a mano libera 41">
            <svg:title/>
            <svg:desc/>
            <text:p text:style-name="a991" text:class-names="" text:cond-style-name=""><text:span text:style-name="a990" text:class-names=""/></text:p>
            <draw:enhanced-geometry xmlns:dr3d="urn:oasis:names:tc:opendocument:xmlns:dr3d:1.0" draw:type="non-primitive" svg:viewBox="0 0 342900 238125" draw:enhanced-path="M 0 142875 C 5112 117315 14764 58817 28575 38100 34925 28575 38686 16676 47625 9525 55465 3253 66675 3175 76200 0 85725 3175 96935 3253 104775 9525 125358 25992 137054 77787 142875 95250 L 161925 152400 C 165100 161925 169481 171130 171450 180975 182944 238445 165616 223480 209550 238125 228174 210189 230238 212523 238125 180975 243105 161054 243471 119293 266700 104775 300393 83717 313092 85725 342900 85725 N" draw:text-areas="?f52 ?f54 ?f53 ?f55" draw:glue-points="?f30 ?f31 ?f32 ?f33 ?f34 ?f35 ?f36 ?f37 ?f38 ?f35 ?f39 ?f40 ?f41 ?f42 ?f43 ?f44 ?f45 ?f46 ?f47 ?f44 ?f48 ?f49 ?f5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2900"/>
              <draw:equation draw:name="f7" draw:formula="?f4 / 238125"/>
              <draw:equation draw:name="f8" draw:formula="0 * ?f5 / 342900"/>
              <draw:equation draw:name="f9" draw:formula="142875 * ?f4 / 238125"/>
              <draw:equation draw:name="f10" draw:formula="28575 * ?f5 / 342900"/>
              <draw:equation draw:name="f11" draw:formula="38100 * ?f4 / 238125"/>
              <draw:equation draw:name="f12" draw:formula="47625 * ?f5 / 342900"/>
              <draw:equation draw:name="f13" draw:formula="9525 * ?f4 / 238125"/>
              <draw:equation draw:name="f14" draw:formula="76200 * ?f5 / 342900"/>
              <draw:equation draw:name="f15" draw:formula="0 * ?f4 / 238125"/>
              <draw:equation draw:name="f16" draw:formula="104775 * ?f5 / 342900"/>
              <draw:equation draw:name="f17" draw:formula="142875 * ?f5 / 342900"/>
              <draw:equation draw:name="f18" draw:formula="95250 * ?f4 / 238125"/>
              <draw:equation draw:name="f19" draw:formula="161925 * ?f5 / 342900"/>
              <draw:equation draw:name="f20" draw:formula="152400 * ?f4 / 238125"/>
              <draw:equation draw:name="f21" draw:formula="171450 * ?f5 / 342900"/>
              <draw:equation draw:name="f22" draw:formula="180975 * ?f4 / 238125"/>
              <draw:equation draw:name="f23" draw:formula="209550 * ?f5 / 342900"/>
              <draw:equation draw:name="f24" draw:formula="238125 * ?f4 / 238125"/>
              <draw:equation draw:name="f25" draw:formula="238125 * ?f5 / 342900"/>
              <draw:equation draw:name="f26" draw:formula="266700 * ?f5 / 342900"/>
              <draw:equation draw:name="f27" draw:formula="104775 * ?f4 / 238125"/>
              <draw:equation draw:name="f28" draw:formula="342900 * ?f5 / 342900"/>
              <draw:equation draw:name="f29" draw:formula="85725 * ?f4 / 238125"/>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6"/>
              <draw:equation draw:name="f40" draw:formula="?f18 / ?f7"/>
              <draw:equation draw:name="f41" draw:formula="?f19 / ?f6"/>
              <draw:equation draw:name="f42" draw:formula="?f20 / ?f7"/>
              <draw:equation draw:name="f43" draw:formula="?f21 / ?f6"/>
              <draw:equation draw:name="f44" draw:formula="?f22 / ?f7"/>
              <draw:equation draw:name="f45" draw:formula="?f23 / ?f6"/>
              <draw:equation draw:name="f46" draw:formula="?f24 / ?f7"/>
              <draw:equation draw:name="f47" draw:formula="?f25 / ?f6"/>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4.24433in" svg:y="6.18415in" svg:width="0.12599in" svg:height="0.04516in" draw:id="id315" draw:style-name="a995" draw:name="Figura a mano libera 42">
            <svg:title/>
            <svg:desc/>
            <text:p text:style-name="a994" text:class-names="" text:cond-style-name=""><text:span text:style-name="a993" text:class-names=""/></text:p>
            <draw:enhanced-geometry xmlns:dr3d="urn:oasis:names:tc:opendocument:xmlns:dr3d:1.0" draw:type="non-primitive" svg:viewBox="0 0 66675 38100" draw:enhanced-path="M 66675 38100 C 12962 5872 35609 17804 0 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675"/>
              <draw:equation draw:name="f7" draw:formula="?f4 / 38100"/>
              <draw:equation draw:name="f8" draw:formula="66675 * ?f5 / 66675"/>
              <draw:equation draw:name="f9" draw:formula="38100 * ?f4 / 38100"/>
              <draw:equation draw:name="f10" draw:formula="0 * ?f5 / 66675"/>
              <draw:equation draw:name="f11" draw:formula="0 * ?f4 / 381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28033in" svg:y="6.21802in" svg:width="0.08999in" svg:height="0.06774in" draw:id="id316" draw:style-name="a998" draw:name="Figura a mano libera 44">
            <svg:title/>
            <svg:desc/>
            <text:p text:style-name="a997" text:class-names="" text:cond-style-name=""><text:span text:style-name="a996" text:class-names=""/></text:p>
            <draw:enhanced-geometry xmlns:dr3d="urn:oasis:names:tc:opendocument:xmlns:dr3d:1.0" draw:type="non-primitive" svg:viewBox="0 0 47625 57150" draw:enhanced-path="M 47625 0 C 15397 53713 35609 39346 0 57150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625"/>
              <draw:equation draw:name="f7" draw:formula="?f4 / 57150"/>
              <draw:equation draw:name="f8" draw:formula="47625 * ?f5 / 47625"/>
              <draw:equation draw:name="f9" draw:formula="0 * ?f4 / 57150"/>
              <draw:equation draw:name="f10" draw:formula="0 * ?f5 / 47625"/>
              <draw:equation draw:name="f11" draw:formula="57150 * ?f4 / 5715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303" draw:style-name="a965" draw:name="CasellaDiTesto 45" svg:x="4.92309in" svg:y="6.08819in" svg:width="0.78187in" svg:height="0.43757in">
          <draw:text-box>
            <text:p text:style-name="a964" text:class-names="" text:cond-style-name=""><text:span text:style-name="a962" text:class-names="">Event</text:span><text:span text:style-name="a963" text:class-names=""/></text:p>
          </draw:text-box>
          <svg:title/>
          <svg:desc/>
        </draw:frame>
        <draw:frame draw:id="id304" draw:style-name="a969" draw:name="CasellaDiTesto 46" svg:x="4.70125in" svg:y="3.4578in" svg:width="1.08837in" svg:height="0.43757in">
          <draw:text-box>
            <text:p text:style-name="a968" text:class-names="" text:cond-style-name=""><text:span text:style-name="a966" text:class-names="">Dispatch</text:span><text:span text:style-name="a967" text:class-names=""/></text:p>
          </draw:text-box>
          <svg:title/>
          <svg:desc/>
        </draw:frame>
        <draw:frame draw:id="id305" draw:style-name="a973" draw:name="CasellaDiTesto 47" svg:x="4.68285in" svg:y="4.39608in" svg:width="1.02064in" svg:height="0.43757in">
          <draw:text-box>
            <text:p text:style-name="a972" text:class-names="" text:cond-style-name=""><text:span text:style-name="a970" text:class-names="">Request</text:span><text:span text:style-name="a971" text:class-names=""/></text:p>
          </draw:text-box>
          <svg:title/>
          <svg:desc/>
        </draw:frame>
        <draw:g draw:name="Gruppo 48" draw:id="id306">
          <svg:title/>
          <svg:desc/>
          <draw:connector draw:type="line" svg:x1="3.77564in" svg:y1="5.19617in" svg:x2="4.48438in" svg:y2="5.19617in" draw:id="id312" draw:style-name="a986" draw:name="Connettore 1 49">
            <svg:title/>
            <svg:desc/>
          </draw:connector>
          <draw:custom-shape svg:width="0.09453in" svg:height="0.1523in" draw:id="id313" draw:style-name="a989" draw:transform="translate(-0.04726in -0.07615in) rotate(-4.71239) translate(3.83121in 5.19616in)" draw:name="Triangolo isoscele 50">
            <svg:title/>
            <svg:desc/>
            <text:p text:style-name="a988" text:class-names="" text:cond-style-name=""><text:span text:style-name="a98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07" draw:style-name="a977" draw:name="CasellaDiTesto 51" svg:x="4.71616in" svg:y="4.98383in" svg:width="0.78888in" svg:height="0.43757in">
          <draw:text-box>
            <text:p text:style-name="a976" text:class-names="" text:cond-style-name=""><text:span text:style-name="a974" text:class-names="">Reply</text:span><text:span text:style-name="a975" text:class-names=""/></text:p>
          </draw:text-box>
          <svg:title/>
          <svg:desc/>
        </draw:frame>
        <draw:connector draw:type="line" svg:x1="3.71986in" svg:y1="3.68319in" svg:x2="4.57644in" svg:y2="3.68319in" draw:id="id308" draw:style-name="a980" draw:name="Connettore 2 52">
          <svg:title/>
          <svg:desc/>
        </draw:connector>
        <draw:g draw:name="Gruppo 7" draw:id="id309">
          <svg:title/>
          <svg:desc/>
          <draw:custom-shape svg:width="0.09453in" svg:height="0.1523in" draw:id="id310" draw:style-name="a983" draw:transform="translate(-0.04726in -0.07615in) rotate(-4.71239) translate(4.56053in 4.61486in)" draw:name="Triangolo isoscele 55">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onnector draw:type="line" svg:x1="3.77564in" svg:y1="4.61464in" svg:x2="4.48438in" svg:y2="4.61487in" draw:end-shape="id310" draw:end-glue-point="7" draw:id="id311" draw:style-name="a984" draw:name="Connettore 1 56">
            <svg:title/>
            <svg:desc/>
          </draw:connector>
        </draw:g>
      </draw:page>
      <draw:page draw:name="Slide104" draw:style-name="a1027" draw:master-page-name="Master1-Layout7-blank-Blank" presentation:presentation-page-layout-name="Master1-PPL7" draw:id="Slide-359">
        <draw:frame draw:id="id328" draw:style-name="a1031" draw:name="Segnaposto piè di pagina 1" svg:x="3.41667in" svg:y="6.95139in" svg:width="3.16667in" svg:height="0.39931in">
          <draw:text-box>
            <text:p text:style-name="a1030" text:class-names="" text:cond-style-name=""><text:span text:style-name="a1028" text:class-names="">ANatali <text:s text:c="1"/>- DISI - ISSM2020 <text:s text:c="1"/>Univeristy of Bologna</text:span><text:span text:style-name="a1029" text:class-names=""/></text:p>
          </draw:text-box>
          <svg:title/>
          <svg:desc/>
        </draw:frame>
        <draw:frame draw:id="id329" draw:style-name="a1035" draw:name="Segnaposto numero diapositiva 2" svg:x="7.16667in" svg:y="6.95139in" svg:width="2.33333in" svg:height="0.39931in">
          <draw:text-box>
            <text:p text:style-name="a1034" text:class-names="" text:cond-style-name=""><text:span text:style-name="a1032" text:class-names=""><text:page-number style:num-format="1" text:fixed="false">1</text:page-number></text:span><text:span text:style-name="a1033" text:class-names=""/></text:p>
          </draw:text-box>
          <svg:title/>
          <svg:desc/>
        </draw:frame>
        <draw:g draw:name="Group 3" draw:id="id330">
          <svg:title/>
          <svg:desc/>
          <draw:frame draw:id="id338" draw:style-name="a1044" draw:name="Immagine 4" svg:x="0.40949in" svg:y="0.2985in" svg:width="4.15369in" svg:height="3.06693in" style:rel-width="scale" style:rel-height="scale">
            <draw:image xlink:href="media/image1.png" xlink:type="simple" xlink:show="embed" xlink:actuate="onLoad"/>
            <svg:title/>
            <svg:desc/>
          </draw:frame>
          <draw:frame draw:id="id339" draw:style-name="a1045" draw:name="Immagine 5" svg:x="0.40949in" svg:y="0.65073in" svg:width="0.65937in" svg:height="0.65937in" style:rel-width="scale" style:rel-height="scale">
            <draw:image xlink:href="media/image2.png" xlink:type="simple" xlink:show="embed" xlink:actuate="onLoad"/>
            <svg:title/>
            <svg:desc>Immagine che contiene testo, dilegno

Descrizione generata automaticamente</svg:desc>
          </draw:frame>
        </draw:g>
        <draw:g draw:name="Group 15" draw:id="id331">
          <svg:title/>
          <svg:desc/>
          <draw:frame draw:id="id336" draw:style-name="a1040" draw:name="Picture 13" svg:x="5.70312in" svg:y="0.72396in" svg:width="2.92708in" svg:height="2.30208in" style:rel-width="scale" style:rel-height="scale">
            <draw:image xlink:href="media/image3.png" xlink:type="simple" xlink:show="embed" xlink:actuate="onLoad"/>
            <svg:title/>
            <svg:desc>Diagram

Description automatically generated</svg:desc>
          </draw:frame>
          <draw:frame draw:id="id337" draw:style-name="a1043" draw:name="TextBox 14" svg:x="6.97891in" svg:y="1.73156in" svg:width="0.37551in" svg:height="0.40391in">
            <draw:text-box>
              <text:p text:style-name="a1042" text:class-names="" text:cond-style-name=""><text:span text:style-name="a1041" text:class-names="">…</text:span></text:p>
            </draw:text-box>
            <svg:title/>
            <svg:desc/>
          </draw:frame>
        </draw:g>
        <draw:connector draw:type="line" svg:x1="5.77869in" svg:y1="0.72396in" svg:x2="5.77869in" svg:y2="1.14844in" draw:id="id332" draw:style-name="a1036" draw:name="Straight Connector 17">
          <svg:title/>
          <svg:desc/>
        </draw:connector>
        <draw:connector draw:type="line" svg:x1="6.67973in" svg:y1="0.72396in" svg:x2="6.67973in" svg:y2="1.14844in" draw:id="id333" draw:style-name="a1037" draw:name="Straight Connector 22">
          <svg:title/>
          <svg:desc/>
        </draw:connector>
        <draw:connector draw:type="line" svg:x1="7.64583in" svg:y1="0.72396in" svg:x2="7.64583in" svg:y2="1.14844in" draw:id="id334" draw:style-name="a1038" draw:name="Straight Connector 23">
          <svg:title/>
          <svg:desc/>
        </draw:connector>
        <draw:connector draw:type="line" svg:x1="8.54952in" svg:y1="0.72396in" svg:x2="8.54952in" svg:y2="1.14844in" draw:id="id335" draw:style-name="a1039" draw:name="Straight Connector 24">
          <svg:title/>
          <svg:desc/>
        </draw:connector>
      </draw:page>
      <draw:page draw:name="Slide14" draw:style-name="a1046" draw:master-page-name="Master1-Layout7-blank-Blank" presentation:presentation-page-layout-name="Master1-PPL7" draw:id="Slide-269">
        <draw:g draw:name="Gruppo 6" draw:id="id340">
          <svg:title/>
          <svg:desc/>
          <draw:custom-shape svg:x="7.42194in" svg:y="1.34593in" svg:width="1.36495in" svg:height="1.25243in" draw:id="id357" draw:style-name="a1090" draw:name="Ovale 31">
            <svg:title/>
            <svg:desc/>
            <text:p text:style-name="a1088" text:class-names="" text:cond-style-name=""><text:span text:style-name="a1087"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0.14845in" svg:height="0.23585in" draw:id="id358" draw:style-name="a1093" draw:transform="translate(-0.07422in -0.11793in) rotate(-4.71239) translate(8.07026in 1.34593in)" draw:name="Triangolo isoscele 34">
            <svg:title/>
            <svg:desc/>
            <text:p text:style-name="a1092" text:class-names="" text:cond-style-name=""><text:span text:style-name="a109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custom-shape svg:x="6.83607in" svg:y="1.51639in" svg:width="1in" svg:height="0.34426in" draw:id="id341" draw:style-name="a1049" draw:name="Rectangle 4">
          <svg:title/>
          <svg:desc/>
          <text:p text:style-name="a1048" text:class-names="" text:cond-style-name=""><text:span text:style-name="a1047" text:class-names="">8090</text:span></text:p>
          <draw:enhanced-geometry xmlns:dr3d="urn:oasis:names:tc:opendocument:xmlns:dr3d:1.0" draw:type="non-primitive" svg:viewBox="0 0 21600 21600" draw:enhanced-path="M 0 0 L 21600 0 21600 21600 0 21600 Z N"/>
        </draw:custom-shape>
        <draw:custom-shape svg:x="7.57026in" svg:y="2.34973in" svg:width="1in" svg:height="0.34426in" draw:id="id342" draw:style-name="a1052" draw:name="Rectangle 5">
          <svg:title/>
          <svg:desc/>
          <text:p text:style-name="a1051" text:class-names="" text:cond-style-name=""><text:span text:style-name="a1050" text:class-names="">8091</text:span></text:p>
          <draw:enhanced-geometry xmlns:dr3d="urn:oasis:names:tc:opendocument:xmlns:dr3d:1.0" draw:type="non-primitive" svg:viewBox="0 0 21600 21600" draw:enhanced-path="M 0 0 L 21600 0 21600 21600 0 21600 Z N"/>
        </draw:custom-shape>
        <draw:custom-shape svg:x="2.66806in" svg:y="1.61928in" svg:width="2.00131in" svg:height="1.06378in" draw:id="id343" draw:style-name="a1056" draw:name="Figura a mano libera 12">
          <svg:title/>
          <svg:desc/>
          <text:p text:style-name="a1055" text:class-names="" text:cond-style-name=""><text:span text:style-name="a1053" text:class-names="">boundaryWalk</text:span><text:span text:style-name="a1054" text:class-names=""/></text:p>
          <draw:enhanced-geometry xmlns:dr3d="urn:oasis:names:tc:opendocument:xmlns:dr3d:1.0" draw:type="non-primitive" svg:viewBox="0 0 773723 604911" draw:enhanced-path="M 168812 0 L 168812 0 C 92586 28585 68468 19923 28135 70339 17573 83541 9378 98474 0 112542 4689 239151 1031 366346 14068 492369 15433 505562 31846 512219 42203 520505 111164 575674 64716 524729 168812 576776 L 225083 604911 C 342314 600222 460118 603342 576775 590843 662467 581662 629241 411651 633046 393896 635825 380927 650824 374045 661181 365760 674384 355198 689627 347452 703385 337625 722464 323997 740898 309490 759655 295422 764344 281354 773723 268048 773723 253219 773723 217181 754492 180999 731520 154745 709685 129791 688770 102799 661181 84406 L 576775 28136 C 539261 32825 500445 31340 464234 42203 451530 46014 447471 63515 436098 70339 423383 77968 407963 79717 393895 84406 379827 79717 366167 73556 351692 70339 323848 64151 294346 65291 267286 56271 167275 22934 185224 9378 168812 0 Z N" draw:text-areas="?f80 ?f82 ?f81 ?f83" draw:glue-points="?f44 ?f45 ?f44 ?f45 ?f46 ?f47 ?f48 ?f49 ?f50 ?f51 ?f52 ?f53 ?f44 ?f54 ?f55 ?f56 ?f57 ?f58 ?f59 ?f60 ?f61 ?f62 ?f63 ?f64 ?f65 ?f66 ?f67 ?f68 ?f69 ?f70 ?f61 ?f71 ?f57 ?f72 ?f73 ?f74 ?f75 ?f47 ?f76 ?f71 ?f77 ?f47 ?f78 ?f79 ?f44 ?f45" draw:glue-point-leaving-directions="-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3723"/>
            <draw:equation draw:name="f7" draw:formula="?f4 / 604911"/>
            <draw:equation draw:name="f8" draw:formula="168812 * ?f5 / 773723"/>
            <draw:equation draw:name="f9" draw:formula="0 * ?f4 / 604911"/>
            <draw:equation draw:name="f10" draw:formula="28135 * ?f5 / 773723"/>
            <draw:equation draw:name="f11" draw:formula="70339 * ?f4 / 604911"/>
            <draw:equation draw:name="f12" draw:formula="0 * ?f5 / 773723"/>
            <draw:equation draw:name="f13" draw:formula="112542 * ?f4 / 604911"/>
            <draw:equation draw:name="f14" draw:formula="14068 * ?f5 / 773723"/>
            <draw:equation draw:name="f15" draw:formula="492369 * ?f4 / 604911"/>
            <draw:equation draw:name="f16" draw:formula="42203 * ?f5 / 773723"/>
            <draw:equation draw:name="f17" draw:formula="520505 * ?f4 / 604911"/>
            <draw:equation draw:name="f18" draw:formula="576776 * ?f4 / 604911"/>
            <draw:equation draw:name="f19" draw:formula="225083 * ?f5 / 773723"/>
            <draw:equation draw:name="f20" draw:formula="604911 * ?f4 / 604911"/>
            <draw:equation draw:name="f21" draw:formula="576775 * ?f5 / 773723"/>
            <draw:equation draw:name="f22" draw:formula="590843 * ?f4 / 604911"/>
            <draw:equation draw:name="f23" draw:formula="633046 * ?f5 / 773723"/>
            <draw:equation draw:name="f24" draw:formula="393896 * ?f4 / 604911"/>
            <draw:equation draw:name="f25" draw:formula="661181 * ?f5 / 773723"/>
            <draw:equation draw:name="f26" draw:formula="365760 * ?f4 / 604911"/>
            <draw:equation draw:name="f27" draw:formula="703385 * ?f5 / 773723"/>
            <draw:equation draw:name="f28" draw:formula="337625 * ?f4 / 604911"/>
            <draw:equation draw:name="f29" draw:formula="759655 * ?f5 / 773723"/>
            <draw:equation draw:name="f30" draw:formula="295422 * ?f4 / 604911"/>
            <draw:equation draw:name="f31" draw:formula="773723 * ?f5 / 773723"/>
            <draw:equation draw:name="f32" draw:formula="253219 * ?f4 / 604911"/>
            <draw:equation draw:name="f33" draw:formula="731520 * ?f5 / 773723"/>
            <draw:equation draw:name="f34" draw:formula="154745 * ?f4 / 604911"/>
            <draw:equation draw:name="f35" draw:formula="84406 * ?f4 / 604911"/>
            <draw:equation draw:name="f36" draw:formula="28136 * ?f4 / 604911"/>
            <draw:equation draw:name="f37" draw:formula="464234 * ?f5 / 773723"/>
            <draw:equation draw:name="f38" draw:formula="42203 * ?f4 / 604911"/>
            <draw:equation draw:name="f39" draw:formula="436098 * ?f5 / 773723"/>
            <draw:equation draw:name="f40" draw:formula="393895 * ?f5 / 773723"/>
            <draw:equation draw:name="f41" draw:formula="351692 * ?f5 / 773723"/>
            <draw:equation draw:name="f42" draw:formula="267286 * ?f5 / 773723"/>
            <draw:equation draw:name="f43" draw:formula="56271 * ?f4 / 604911"/>
            <draw:equation draw:name="f44" draw:formula="?f8 / ?f6"/>
            <draw:equation draw:name="f45" draw:formula="?f9 / ?f7"/>
            <draw:equation draw:name="f46" draw:formula="?f10 / ?f6"/>
            <draw:equation draw:name="f47" draw:formula="?f11 / ?f7"/>
            <draw:equation draw:name="f48" draw:formula="?f12 / ?f6"/>
            <draw:equation draw:name="f49" draw:formula="?f13 / ?f7"/>
            <draw:equation draw:name="f50" draw:formula="?f14 / ?f6"/>
            <draw:equation draw:name="f51" draw:formula="?f15 / ?f7"/>
            <draw:equation draw:name="f52" draw:formula="?f16 / ?f6"/>
            <draw:equation draw:name="f53" draw:formula="?f17 / ?f7"/>
            <draw:equation draw:name="f54" draw:formula="?f18 / ?f7"/>
            <draw:equation draw:name="f55" draw:formula="?f19 / ?f6"/>
            <draw:equation draw:name="f56" draw:formula="?f20 / ?f7"/>
            <draw:equation draw:name="f57" draw:formula="?f21 / ?f6"/>
            <draw:equation draw:name="f58" draw:formula="?f22 / ?f7"/>
            <draw:equation draw:name="f59" draw:formula="?f23 / ?f6"/>
            <draw:equation draw:name="f60" draw:formula="?f24 / ?f7"/>
            <draw:equation draw:name="f61" draw:formula="?f25 / ?f6"/>
            <draw:equation draw:name="f62" draw:formula="?f26 / ?f7"/>
            <draw:equation draw:name="f63" draw:formula="?f27 / ?f6"/>
            <draw:equation draw:name="f64" draw:formula="?f28 / ?f7"/>
            <draw:equation draw:name="f65" draw:formula="?f29 / ?f6"/>
            <draw:equation draw:name="f66" draw:formula="?f30 / ?f7"/>
            <draw:equation draw:name="f67" draw:formula="?f31 / ?f6"/>
            <draw:equation draw:name="f68" draw:formula="?f32 / ?f7"/>
            <draw:equation draw:name="f69" draw:formula="?f33 / ?f6"/>
            <draw:equation draw:name="f70" draw:formula="?f34 / ?f7"/>
            <draw:equation draw:name="f71" draw:formula="?f35 / ?f7"/>
            <draw:equation draw:name="f72" draw:formula="?f36 / ?f7"/>
            <draw:equation draw:name="f73" draw:formula="?f37 / ?f6"/>
            <draw:equation draw:name="f74" draw:formula="?f38 / ?f7"/>
            <draw:equation draw:name="f75" draw:formula="?f39 / ?f6"/>
            <draw:equation draw:name="f76" draw:formula="?f40 / ?f6"/>
            <draw:equation draw:name="f77" draw:formula="?f41 / ?f6"/>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draw:frame draw:id="id344" draw:style-name="a1061" draw:name="TextBox 11" svg:x="4.82166in" svg:y="0.93656in" svg:width="1.3291in" svg:height="0.70684in">
          <draw:text-box>
            <text:p text:style-name="a1058" text:class-names="" text:cond-style-name=""><text:span text:style-name="a1057" text:class-names="">HTTP POST</text:span></text:p>
            <text:p text:style-name="a1060" text:class-names="" text:cond-style-name=""><text:span text:style-name="a1059" text:class-names="">(request)</text:span></text:p>
          </draw:text-box>
          <svg:title/>
          <svg:desc/>
        </draw:frame>
        <draw:g draw:name="Gruppo 7" draw:id="id345">
          <svg:title/>
          <svg:desc/>
          <draw:custom-shape svg:width="0.09453in" svg:height="0.1523in" draw:id="id355" draw:style-name="a1085" draw:transform="translate(-0.04726in -0.07615in) rotate(-4.71239) translate(6.72713in 1.68852in)" draw:name="Triangolo isoscele 55">
            <svg:title/>
            <svg:desc/>
            <text:p text:style-name="a1084" text:class-names="" text:cond-style-name=""><text:span text:style-name="a1083"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onnector draw:type="line" svg:x1="5.94224in" svg:y1="1.6883in" svg:x2="6.65098in" svg:y2="1.68852in" draw:end-shape="id355" draw:end-glue-point="7" draw:id="id356" draw:style-name="a1086" draw:name="Connettore 1 56">
            <svg:title/>
            <svg:desc/>
          </draw:connector>
        </draw:g>
        <draw:connector draw:type="line" svg:x1="6.06557in" svg:y1="1.6883in" svg:x2="4.35568in" svg:y2="1.68091in" draw:id="id346" draw:style-name="a1062" draw:name="Straight Connector 16">
          <svg:title/>
          <svg:desc/>
        </draw:connector>
        <draw:connector draw:type="line" svg:x1="4.38056in" svg:y1="2.49857in" svg:x2="7.4961in" svg:y2="2.53631in" draw:id="id347" draw:style-name="a1065" draw:name="Connettore 2 52">
          <svg:title/>
          <svg:desc/>
        </draw:connector>
        <draw:frame draw:id="id348" draw:style-name="a1070" draw:name="TextBox 24" svg:x="4.78377in" svg:y="2.48434in" svg:width="1.21859in" svg:height="0.70684in">
          <draw:text-box>
            <text:p text:style-name="a1067" text:class-names="" text:cond-style-name=""><text:span text:style-name="a1066" text:class-names="">send</text:span></text:p>
            <text:p text:style-name="a1069" text:class-names="" text:cond-style-name=""><text:span text:style-name="a1068" text:class-names="">(dispatch)</text:span></text:p>
          </draw:text-box>
          <svg:title/>
          <svg:desc/>
        </draw:frame>
        <draw:frame draw:id="id349" draw:style-name="a1073" draw:name="TextBox 26" svg:x="8.50157in" svg:y="2.31991in" svg:width="0.85514in" svg:height="0.40391in">
          <draw:text-box>
            <text:p text:style-name="a1072" text:class-names="" text:cond-style-name=""><text:span text:style-name="a1071" text:class-names="">socket</text:span></text:p>
          </draw:text-box>
          <svg:title/>
          <svg:desc/>
        </draw:frame>
        <draw:frame draw:id="id350" draw:style-name="a1077" draw:name="TextBox 29" svg:x="7.80349in" svg:y="1.72896in" svg:width="1.43575in" svg:height="0.40391in">
          <draw:text-box>
            <text:p text:style-name="a1076" text:class-names="" text:cond-style-name=""><text:span text:style-name="a1074" text:class-names="">WEnv</text:span><text:span text:style-name="a1075" text:class-names=""/></text:p>
          </draw:text-box>
          <svg:title/>
          <svg:desc/>
        </draw:frame>
        <draw:g draw:name="Gruppo 48" draw:id="id351">
          <svg:title/>
          <svg:desc/>
          <draw:connector draw:type="line" svg:x1="4.57914in" svg:y1="1.84781in" svg:x2="5.55091in" svg:y2="1.84781in" draw:id="id353" draw:style-name="a1079" draw:name="Connettore 1 49">
            <svg:title/>
            <svg:desc/>
          </draw:connector>
          <draw:custom-shape svg:width="0.14005in" svg:height="0.20882in" draw:id="id354" draw:style-name="a1082" draw:transform="translate(-0.07003in -0.10441in) rotate(-4.71239) translate(4.65533in 1.84781in)" draw:name="Triangolo isoscele 50">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connector draw:type="line" svg:x1="6.83607in" svg:y1="1.85493in" svg:x2="5.12617in" svg:y2="1.84754in" draw:id="id352" draw:style-name="a1078" draw:name="Straight Connector 39">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01" draw:style="linear" draw:angle="0" draw:start-color="#b1cbe9" draw:end-color="#a3c1e5" draw:start-intensity="100%" draw:end-intensity="100%"/>
    <draw:gradient draw:name="a1089" draw:style="linear" draw:angle="0" draw:start-color="#ffdd9c" draw:end-color="#ffd78e" draw:start-intensity="100%" draw:end-intensity="100%"/>
    <draw:gradient draw:name="a1001" draw:style="linear" draw:angle="0" draw:start-color="#ffdd9c" draw:end-color="#ffd78e" draw:start-intensity="100%" draw:end-intensity="100%"/>
    <draw:gradient draw:name="a905" draw:style="linear" draw:angle="0" draw:start-color="#b1cbe9" draw:end-color="#a3c1e5" draw:start-intensity="100%" draw:end-intensity="100%"/>
    <draw:marker draw:name="a949" svg:viewBox="0 0 20 30" svg:d="m10 0-10 30h20z"/>
    <draw:marker draw:name="a1063" svg:viewBox="0 0 20 30" svg:d="m10 0-10 30h20z"/>
    <draw:marker draw:name="a979" svg:viewBox="0 0 20 30" svg:d="m10 0-10 30h20z"/>
    <draw:marker draw:name="a1064" svg:viewBox="0 0 20 30" svg:d="m10 0-10 30h20z"/>
    <draw:marker draw:name="a947" svg:viewBox="0 0 20 30" svg:d="m10 0-10 30h20z"/>
    <draw:stroke-dash draw:name="a978" draw:display-name="LongDash" draw:style="rect" draw:dots1="1" draw:dots1-length="0.05556in" draw:dots2="0" draw:dots2-length="0in" draw:distance="0.00694in"/>
    <draw:stroke-dash draw:name="a985" draw:display-name="Dash" draw:style="rect" draw:dots1="1" draw:dots1-length="0.02083in" draw:dots2="0" draw:dots2-length="0in" draw:distance="0.02083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draw:fill="none" draw:stroke="solid" svg:stroke-width="0.01042in" svg:stroke-color="#bfbfbf" svg:stroke-opacity="100%" draw:stroke-linejoin="miter" svg:stroke-linecap="round"/>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6">
      <style:graphic-properties draw:fill="none" draw:stroke="solid" svg:stroke-width="0.01042in" svg:stroke-color="#d9d9d9" svg:stroke-opacity="100%" draw:stroke-linejoin="miter" svg:stroke-linecap="round"/>
    </style:style>
    <style:style style:family="text" style:name="a3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1042in" svg:stroke-color="#bfbfbf" svg:stroke-opacity="100%" draw:stroke-linejoin="miter" svg:stroke-linecap="round"/>
    </style:style>
    <style:style style:family="graphic" style:name="a326">
      <style:graphic-properties draw:fill="none" draw:stroke="solid" svg:stroke-width="0.01042in" svg:stroke-color="#d9d9d9" svg:stroke-opacity="100%" draw:stroke-linejoin="miter" svg:stroke-linecap="round"/>
    </style:style>
    <style:style style:family="graphic" style:name="a402">
      <style:graphic-properties draw:fill="none" draw:stroke="solid" svg:stroke-width="0.01042in" svg:stroke-color="#bfbfbf" svg:stroke-opacity="100%" draw:stroke-linejoin="miter" svg:stroke-linecap="round"/>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1042in" svg:stroke-color="#d9d9d9" svg:stroke-opacity="100%" draw:stroke-linejoin="miter" svg:stroke-linecap="round"/>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1042in" svg:stroke-color="#bfbfbf" svg:stroke-opacity="100%" draw:stroke-linejoin="miter" svg:stroke-linecap="round"/>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none" draw:stroke="solid" svg:stroke-width="0.01042in" svg:stroke-color="#d9d9d9" svg:stroke-opacity="100%" draw:stroke-linejoin="miter" svg:stroke-linecap="round"/>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9">
      <style:graphic-properties draw:fill="none" draw:stroke="solid" svg:stroke-width="0.01042in" svg:stroke-color="#bfbfbf" svg:stroke-opacity="100%" draw:stroke-linejoin="miter" svg:stroke-linecap="round"/>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none" draw:stroke="solid" svg:stroke-width="0.01042in" svg:stroke-color="#d9d9d9" svg:stroke-opacity="100%" draw:stroke-linejoin="miter" svg:stroke-linecap="round"/>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draw:fill="none" draw:stroke="solid" svg:stroke-width="0.01042in" svg:stroke-color="#bfbfbf" svg:stroke-opacity="100%" draw:stroke-linejoin="miter" svg:stroke-linecap="round"/>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draw:fill="none" draw:stroke="solid" svg:stroke-width="0.01042in" svg:stroke-color="#d9d9d9" svg:stroke-opacity="100%" draw:stroke-linejoin="miter" svg:stroke-linecap="round"/>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8">
      <style:graphic-properties draw:fill="none" draw:stroke="solid" svg:stroke-width="0.01042in" svg:stroke-color="#bfbfbf" svg:stroke-opacity="100%" draw:stroke-linejoin="miter" svg:stroke-linecap="round"/>
    </style:style>
    <style:style style:family="graphic" style:name="a609">
      <style:graphic-properties draw:fill="none" draw:stroke="solid" svg:stroke-width="0.01042in" svg:stroke-color="#d9d9d9" svg:stroke-opacity="100%" draw:stroke-linejoin="miter" svg:stroke-linecap="round"/>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5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none" draw:stroke="solid" svg:stroke-width="0.01042in" svg:stroke-color="#bfbfbf" svg:stroke-opacity="100%" draw:stroke-linejoin="miter" svg:stroke-linecap="round"/>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none" draw:stroke="solid" svg:stroke-width="0.01042in" svg:stroke-color="#d9d9d9" svg:stroke-opacity="100%" draw:stroke-linejoin="miter" svg:stroke-linecap="round"/>
    </style:style>
    <style:style style:family="graphic" style:name="a38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draw:fill="none" draw:stroke="solid" svg:stroke-width="0.01042in" svg:stroke-color="#bfbfbf" svg:stroke-opacity="100%" draw:stroke-linejoin="miter" svg:stroke-linecap="round"/>
    </style:style>
    <style:style style:family="graphic" style:name="a707">
      <style:graphic-properties draw:fill="none" draw:stroke="solid" svg:stroke-width="0.01042in" svg:stroke-color="#d9d9d9" svg:stroke-opacity="100%" draw:stroke-linejoin="miter" svg:stroke-linecap="round"/>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042in" svg:stroke-color="#bfbfbf" svg:stroke-opacity="100%" draw:stroke-linejoin="miter" svg:stroke-linecap="round"/>
    </style:style>
    <style:style style:family="graphic" style:name="a47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none" draw:stroke="solid" svg:stroke-width="0.01042in" svg:stroke-color="#d9d9d9" svg:stroke-opacity="100%" draw:stroke-linejoin="miter" svg:stroke-linecap="round"/>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63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56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4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1042in" svg:stroke-color="#bfbfbf" svg:stroke-opacity="100%" draw:stroke-linejoin="miter" svg:stroke-linecap="round"/>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d9d9d9" svg:stroke-opacity="100%" draw:stroke-linejoin="miter" svg:stroke-linecap="round"/>
    </style:style>
    <style:style style:family="graphic" style:name="a57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none" draw:stroke="solid" svg:stroke-width="0.01042in" svg:stroke-color="#bfbfbf" svg:stroke-opacity="100%" draw:stroke-linejoin="miter" svg:stroke-linecap="round"/>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none" draw:stroke="solid" svg:stroke-width="0.01042in" svg:stroke-color="#d9d9d9" svg:stroke-opacity="100%" draw:stroke-linejoin="miter" svg:stroke-linecap="round"/>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7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none" draw:stroke="solid" svg:stroke-width="0.01042in" svg:stroke-color="#bfbfbf" svg:stroke-opacity="100%" draw:stroke-linejoin="miter" svg:stroke-linecap="round"/>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811">
      <style:graphic-properties draw:fill="none" draw:stroke="solid" svg:stroke-width="0.01042in" svg:stroke-color="#d9d9d9" svg:stroke-opacity="100%" draw:stroke-linejoin="miter" svg:stroke-linecap="round"/>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4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draw:fill="none" draw:stroke="solid" svg:stroke-width="0.01042in" svg:stroke-color="#bfbfbf" svg:stroke-opacity="100%" draw:stroke-linejoin="miter" svg:stroke-linecap="round"/>
    </style:style>
    <style:style style:family="text" style:name="a67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draw:fill="none" draw:stroke="solid" svg:stroke-width="0.01042in" svg:stroke-color="#d9d9d9" svg:stroke-opacity="100%" draw:stroke-linejoin="miter" svg:stroke-linecap="round"/>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
      <style:graphic-properties draw:fill="none" draw:stroke="solid" svg:stroke-width="0.01042in" svg:stroke-color="#bfbfbf" svg:stroke-opacity="100%" draw:stroke-linejoin="miter" svg:stroke-linecap="round"/>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none" draw:stroke="solid" svg:stroke-width="0.01042in" svg:stroke-color="#d9d9d9" svg:stroke-opacity="100%" draw:stroke-linejoin="miter" svg:stroke-linecap="round"/>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77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6">
      <style:graphic-properties draw:fill="none" draw:stroke="solid" svg:stroke-width="0.01042in" svg:stroke-color="#bfbfbf" svg:stroke-opacity="100%" draw:stroke-linejoin="miter" svg:stroke-linecap="round"/>
    </style:style>
    <style:style style:family="graphic" style:name="a867">
      <style:graphic-properties draw:fill="none" draw:stroke="solid" svg:stroke-width="0.01042in" svg:stroke-color="#d9d9d9" svg:stroke-opacity="100%" draw:stroke-linejoin="miter" svg:stroke-linecap="round"/>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7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042in" svg:stroke-color="#bfbfbf" svg:stroke-opacity="100%" draw:stroke-linejoin="miter" svg:stroke-linecap="round"/>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1042in" svg:stroke-color="#d9d9d9" svg:stroke-opacity="100%" draw:stroke-linejoin="miter" svg:stroke-linecap="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3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2/20/2021</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56">
      <draw:g draw:name="Group 6" draw:id="id16">
        <svg:title/>
        <svg:desc/>
        <draw:connector draw:type="line" svg:x1="10.24826in" svg:y1="0in" svg:x2="11.5816in" svg:y2="7.5in" draw:id="id22" draw:style-name="a73" draw:name="Straight Connector 31">
          <svg:title/>
          <svg:desc/>
        </draw:connector>
        <draw:connector draw:type="line" svg:x1="13.32986in" svg:y1="4.02604in" svg:x2="8.12037in" svg:y2="7.5in" draw:id="id23" draw:style-name="a74" draw:name="Straight Connector 20">
          <svg:title/>
          <svg:desc/>
        </draw:connector>
        <draw:custom-shape svg:x="10.04098in" svg:y="-0.00926in" svg:width="3.28888in" svg:height="7.50926in" draw:id="id24" draw:style-name="a77" draw:name="Rectangle 23">
          <svg:title/>
          <svg:desc/>
          <text:p text:style-name="a76" text:class-names="" text:cond-style-name=""><text:span text:style-name="a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0" draw:name="Rectangle 25">
          <svg:title/>
          <svg:desc/>
          <text:p text:style-name="a79" text:class-names="" text:cond-style-name=""><text:span text:style-name="a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3" draw:name="Isosceles Triangle 2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86" draw:name="Rectangle 27">
          <svg:title/>
          <svg:desc/>
          <text:p text:style-name="a85" text:class-names="" text:cond-style-name=""><text:span text:style-name="a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89" draw:name="Rectangle 28">
          <svg:title/>
          <svg:desc/>
          <text:p text:style-name="a88" text:class-names="" text:cond-style-name=""><text:span text:style-name="a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2" draw:name="Rectangle 29">
          <svg:title/>
          <svg:desc/>
          <text:p text:style-name="a91" text:class-names="" text:cond-style-name=""><text:span text:style-name="a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5" draw:name="Isosceles Triangle 30">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98" draw:transform="translate(-0.46073in -3.09829in) rotate(-3.14159) translate(0.46065in 3.09829in)" draw:name="Isosceles Triangle 1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2/20/2021</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page-number></text:span></text:p>
        </draw:text-box>
        <svg:title/>
        <svg:desc/>
      </draw:frame>
    </style:master-page>
    <style:master-page style:name="Master1-Layout2-obj-Title-and-Content" style:page-layout-name="pageLayout1" draw:style-name="a99">
      <draw:g draw:name="Group 6" draw:id="id32">
        <svg:title/>
        <svg:desc/>
        <draw:connector draw:type="line" svg:x1="10.24826in" svg:y1="0in" svg:x2="11.5816in" svg:y2="7.5in" draw:id="id38" draw:layer="Master1-bg" draw:style-name="a129" draw:name="Straight Connector 19">
          <svg:title/>
          <svg:desc/>
        </draw:connector>
        <draw:connector draw:type="line" svg:x1="13.32986in" svg:y1="4.02604in" svg:x2="8.12037in" svg:y2="7.5in" draw:id="id39" draw:layer="Master1-bg" draw:style-name="a130" draw:name="Straight Connector 20">
          <svg:title/>
          <svg:desc/>
        </draw:connector>
        <draw:custom-shape svg:x="10.04098in" svg:y="-0.00926in" svg:width="3.28888in" svg:height="7.50926in" draw:id="id40" draw:layer="Master1-bg" draw:style-name="a133" draw:name="Rectangle 23">
          <svg:title/>
          <svg:desc/>
          <text:p text:style-name="a132" text:class-names="" text:cond-style-name=""><text:span text:style-name="a13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36" draw:name="Rectangle 25">
          <svg:title/>
          <svg:desc/>
          <text:p text:style-name="a135" text:class-names="" text:cond-style-name=""><text:span text:style-name="a13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39" draw:name="Isosceles Triangle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2" draw:name="Rectangle 27">
          <svg:title/>
          <svg:desc/>
          <text:p text:style-name="a141" text:class-names="" text:cond-style-name=""><text:span text:style-name="a14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45" draw:name="Rectangle 28">
          <svg:title/>
          <svg:desc/>
          <text:p text:style-name="a144" text:class-names="" text:cond-style-name=""><text:span text:style-name="a14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48" draw:name="Rectangle 29">
          <svg:title/>
          <svg:desc/>
          <text:p text:style-name="a147" text:class-names="" text:cond-style-name=""><text:span text:style-name="a14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1" draw:name="Isosceles Triangle 27">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54" draw:name="Isosceles Triangle 28">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2" draw:name="Title 1" svg:x="0.74074in" svg:y="0.66667in" svg:width="9.40143in" svg:height="1.44444in" presentation:class="title" presentation:placeholder="false">
        <draw:text-box>
          <text:p text:style-name="a101" text:class-names="" text:cond-style-name=""><text:span text:style-name="a100" text:class-names="">Click to edit Master title style</text:span></text:p>
        </draw:text-box>
        <svg:title/>
        <svg:desc/>
      </draw:frame>
      <draw:frame draw:id="id34" presentation:style-name="a118" draw:name="Content Placeholder 2" svg:x="0.74074in" svg:y="2.36285in" svg:width="9.40143in" svg:height="4.24406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5" presentation:style-name="a122" draw:name="Date Placeholder 3" svg:x="7.87963in" svg:y="6.60691in" svg:width="0.99731in" svg:height="0.39931in" presentation:class="date-time" presentation:placeholder="false">
        <draw:text-box>
          <text:p text:style-name="a121" text:class-names="" text:cond-style-name=""><text:span text:style-name="a119" text:class-names=""><text:date text:fixed="false" style:data-style-name="a120">2/20/2021</text:date></text:span></text:p>
        </draw:text-box>
        <svg:title/>
        <svg:desc/>
      </draw:frame>
      <draw:frame draw:id="id36"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37" presentation:style-name="a128" draw:name="Slide Number Placeholder 5" svg:x="9.39486in" svg:y="6.60691in" svg:width="0.74731in" svg:height="0.39931in" presentation:class="page-number" presentation:placeholder="false">
        <draw:text-box>
          <text:p text:style-name="a127" text:class-names="" text:cond-style-name=""><text:span text:style-name="a126" text:class-names=""><text:page-number style:num-format="1" text:fixed="false">‹#›</text:page-number></text:span></text:p>
        </draw:text-box>
        <svg:title/>
        <svg:desc/>
      </draw:frame>
    </style:master-page>
    <style:master-page style:name="Master1-Layout3-secHead-Section-Header" style:page-layout-name="pageLayout1" draw:style-name="a155">
      <draw:g draw:name="Group 6" draw:id="id48">
        <svg:title/>
        <svg:desc/>
        <draw:connector draw:type="line" svg:x1="10.24826in" svg:y1="0in" svg:x2="11.5816in" svg:y2="7.5in" draw:id="id54" draw:layer="Master1-bg" draw:style-name="a173" draw:name="Straight Connector 19">
          <svg:title/>
          <svg:desc/>
        </draw:connector>
        <draw:connector draw:type="line" svg:x1="13.32986in" svg:y1="4.02604in" svg:x2="8.12037in" svg:y2="7.5in" draw:id="id55" draw:layer="Master1-bg" draw:style-name="a174" draw:name="Straight Connector 20">
          <svg:title/>
          <svg:desc/>
        </draw:connector>
        <draw:custom-shape svg:x="10.04098in" svg:y="-0.00926in" svg:width="3.28888in" svg:height="7.50926in" draw:id="id56" draw:layer="Master1-bg" draw:style-name="a177" draw:name="Rectangle 23">
          <svg:title/>
          <svg:desc/>
          <text:p text:style-name="a176" text:class-names="" text:cond-style-name=""><text:span text:style-name="a1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0" draw:name="Rectangle 25">
          <svg:title/>
          <svg:desc/>
          <text:p text:style-name="a179" text:class-names="" text:cond-style-name=""><text:span text:style-name="a1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83" draw:name="Isosceles Triangle 23">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86" draw:name="Rectangle 27">
          <svg:title/>
          <svg:desc/>
          <text:p text:style-name="a185" text:class-names="" text:cond-style-name=""><text:span text:style-name="a1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89" draw:name="Rectangle 28">
          <svg:title/>
          <svg:desc/>
          <text:p text:style-name="a188" text:class-names="" text:cond-style-name=""><text:span text:style-name="a1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2" draw:name="Rectangle 29">
          <svg:title/>
          <svg:desc/>
          <text:p text:style-name="a191" text:class-names="" text:cond-style-name=""><text:span text:style-name="a1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195" draw:name="Isosceles Triangle 27">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198" draw:name="Isosceles Triangle 28">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58" draw:name="Title 1" svg:x="0.74074in" svg:y="2.9537in" svg:width="9.40143in" svg:height="1.99757in" presentation:class="title" presentation:placeholder="false">
        <draw:text-box>
          <text:p text:style-name="a157" text:class-names="" text:cond-style-name=""><text:span text:style-name="a156" text:class-names="">Click to edit Master title style</text:span></text:p>
        </draw:text-box>
        <svg:title/>
        <svg:desc/>
      </draw:frame>
      <draw:frame draw:id="id50" presentation:style-name="a162" draw:name="Text Placeholder 2" svg:x="0.74074in" svg:y="4.95128in" svg:width="9.40143in" svg:height="0.9409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51" presentation:style-name="a166" draw:name="Date Placeholder 3" svg:x="7.87963in" svg:y="6.60691in" svg:width="0.99731in" svg:height="0.39931in" presentation:class="date-time" presentation:placeholder="false">
        <draw:text-box>
          <text:p text:style-name="a165" text:class-names="" text:cond-style-name=""><text:span text:style-name="a163" text:class-names=""><text:date text:fixed="false" style:data-style-name="a164">2/20/2021</text:date></text:span></text:p>
        </draw:text-box>
        <svg:title/>
        <svg:desc/>
      </draw:frame>
      <draw:frame draw:id="id52" presentation:style-name="a169" draw:name="Footer Placeholder 4" svg:x="0.74074in" svg:y="6.60691in" svg:width="6.88715in" svg:height="0.39931in" presentation:class="footer" presentation:placeholder="false">
        <draw:text-box>
          <text:p text:style-name="a168" text:class-names="" text:cond-style-name=""><text:span text:style-name="a167" text:class-names=""/></text:p>
        </draw:text-box>
        <svg:title/>
        <svg:desc/>
      </draw:frame>
      <draw:frame draw:id="id53" presentation:style-name="a172" draw:name="Slide Number Placeholder 5" svg:x="9.39486in" svg:y="6.60691in" svg:width="0.74731in" svg:height="0.39931in" presentation:class="page-number" presentation:placeholder="false">
        <draw:text-box>
          <text:p text:style-name="a171" text:class-names="" text:cond-style-name=""><text:span text:style-name="a170" text:class-names=""><text:page-number style:num-format="1" text:fixed="false">‹#›</text:page-number></text:span></text:p>
        </draw:text-box>
        <svg:title/>
        <svg:desc/>
      </draw:frame>
    </style:master-page>
    <style:master-page style:name="Master1-Layout4-twoObj-Two-Content" style:page-layout-name="pageLayout1" draw:style-name="a199">
      <draw:g draw:name="Group 6" draw:id="id64">
        <svg:title/>
        <svg:desc/>
        <draw:connector draw:type="line" svg:x1="10.24826in" svg:y1="0in" svg:x2="11.5816in" svg:y2="7.5in" draw:id="id71" draw:layer="Master1-bg" draw:style-name="a245" draw:name="Straight Connector 19">
          <svg:title/>
          <svg:desc/>
        </draw:connector>
        <draw:connector draw:type="line" svg:x1="13.32986in" svg:y1="4.02604in" svg:x2="8.12037in" svg:y2="7.5in" draw:id="id72" draw:layer="Master1-bg" draw:style-name="a246" draw:name="Straight Connector 20">
          <svg:title/>
          <svg:desc/>
        </draw:connector>
        <draw:custom-shape svg:x="10.04098in" svg:y="-0.00926in" svg:width="3.28888in" svg:height="7.50926in" draw:id="id73" draw:layer="Master1-bg" draw:style-name="a249" draw:name="Rectangle 23">
          <svg:title/>
          <svg:desc/>
          <text:p text:style-name="a248" text:class-names="" text:cond-style-name=""><text:span text:style-name="a2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52" draw:name="Rectangle 25">
          <svg:title/>
          <svg:desc/>
          <text:p text:style-name="a251" text:class-names="" text:cond-style-name=""><text:span text:style-name="a2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55" draw:name="Isosceles Triangl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58" draw:name="Rectangle 27">
          <svg:title/>
          <svg:desc/>
          <text:p text:style-name="a257" text:class-names="" text:cond-style-name=""><text:span text:style-name="a2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61" draw:name="Rectangle 28">
          <svg:title/>
          <svg:desc/>
          <text:p text:style-name="a260" text:class-names="" text:cond-style-name=""><text:span text:style-name="a2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64" draw:name="Rectangle 29">
          <svg:title/>
          <svg:desc/>
          <text:p text:style-name="a263" text:class-names="" text:cond-style-name=""><text:span text:style-name="a2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67" draw:name="Isosceles Triangle 27">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70" draw:name="Isosceles Triangle 28">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02" draw:name="Title 1" svg:x="0.74074in" svg:y="0.66667in" svg:width="9.40143in" svg:height="1.44444in" presentation:class="title" presentation:placeholder="false">
        <draw:text-box>
          <text:p text:style-name="a201" text:class-names="" text:cond-style-name=""><text:span text:style-name="a200" text:class-names="">Click to edit Master title style</text:span></text:p>
        </draw:text-box>
        <svg:title/>
        <svg:desc/>
      </draw:frame>
      <draw:frame draw:id="id66" presentation:style-name="a218" draw:name="Content Placeholder 2" svg:x="0.74074in" svg:y="2.36285in" svg:width="4.57572in" svg:height="4.244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67" presentation:style-name="a234" draw:name="Content Placeholder 3" svg:x="5.56646in" svg:y="2.36285in" svg:width="4.57572in" svg:height="4.24406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68" presentation:style-name="a238" draw:name="Date Placeholder 4" svg:x="7.87963in" svg:y="6.60691in" svg:width="0.99731in" svg:height="0.39931in" presentation:class="date-time" presentation:placeholder="false">
        <draw:text-box>
          <text:p text:style-name="a237" text:class-names="" text:cond-style-name=""><text:span text:style-name="a235" text:class-names=""><text:date text:fixed="false" style:data-style-name="a236">2/20/2021</text:date></text:span></text:p>
        </draw:text-box>
        <svg:title/>
        <svg:desc/>
      </draw:frame>
      <draw:frame draw:id="id69" presentation:style-name="a241" draw:name="Footer Placeholder 5" svg:x="0.74074in" svg:y="6.60691in" svg:width="6.88715in" svg:height="0.39931in" presentation:class="footer" presentation:placeholder="false">
        <draw:text-box>
          <text:p text:style-name="a240" text:class-names="" text:cond-style-name=""><text:span text:style-name="a239" text:class-names=""/></text:p>
        </draw:text-box>
        <svg:title/>
        <svg:desc/>
      </draw:frame>
      <draw:frame draw:id="id70" presentation:style-name="a244" draw:name="Slide Number Placeholder 6" svg:x="9.39486in" svg:y="6.60691in" svg:width="0.74731in" svg:height="0.39931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5-twoTxTwoObj-Comparison" style:page-layout-name="pageLayout1" draw:style-name="a271">
      <draw:g draw:name="Group 6" draw:id="id81">
        <svg:title/>
        <svg:desc/>
        <draw:connector draw:type="line" svg:x1="10.24826in" svg:y1="0in" svg:x2="11.5816in" svg:y2="7.5in" draw:id="id90" draw:layer="Master1-bg" draw:style-name="a325" draw:name="Straight Connector 19">
          <svg:title/>
          <svg:desc/>
        </draw:connector>
        <draw:connector draw:type="line" svg:x1="13.32986in" svg:y1="4.02604in" svg:x2="8.12037in" svg:y2="7.5in" draw:id="id91" draw:layer="Master1-bg" draw:style-name="a326" draw:name="Straight Connector 20">
          <svg:title/>
          <svg:desc/>
        </draw:connector>
        <draw:custom-shape svg:x="10.04098in" svg:y="-0.00926in" svg:width="3.28888in" svg:height="7.50926in" draw:id="id92" draw:layer="Master1-bg" draw:style-name="a329" draw:name="Rectangle 23">
          <svg:title/>
          <svg:desc/>
          <text:p text:style-name="a328" text:class-names="" text:cond-style-name=""><text:span text:style-name="a3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32" draw:name="Rectangle 25">
          <svg:title/>
          <svg:desc/>
          <text:p text:style-name="a331" text:class-names="" text:cond-style-name=""><text:span text:style-name="a3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35" draw:name="Isosceles Triangle 23">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38" draw:name="Rectangle 27">
          <svg:title/>
          <svg:desc/>
          <text:p text:style-name="a337" text:class-names="" text:cond-style-name=""><text:span text:style-name="a3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41" draw:name="Rectangle 28">
          <svg:title/>
          <svg:desc/>
          <text:p text:style-name="a340" text:class-names="" text:cond-style-name=""><text:span text:style-name="a3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44" draw:name="Rectangle 29">
          <svg:title/>
          <svg:desc/>
          <text:p text:style-name="a343" text:class-names="" text:cond-style-name=""><text:span text:style-name="a3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47" draw:name="Isosceles Triangle 27">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50" draw:name="Isosceles Triangle 28">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74" draw:name="Title 1" svg:x="0.74074in" svg:y="0.66667in" svg:width="9.40143in" svg:height="1.44444in" presentation:class="title" presentation:placeholder="false">
        <draw:text-box>
          <text:p text:style-name="a273" text:class-names="" text:cond-style-name=""><text:span text:style-name="a272" text:class-names="">Click to edit Master title style</text:span></text:p>
        </draw:text-box>
        <svg:title/>
        <svg:desc/>
      </draw:frame>
      <draw:frame draw:id="id83" presentation:style-name="a278" draw:name="Text Placeholder 2" svg:x="0.739in" svg:y="2.36328in" svg:width="4.57745in" svg:height="0.63021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84" presentation:style-name="a294" draw:name="Content Placeholder 3" svg:x="0.739in" svg:y="2.99349in" svg:width="4.57745in" svg:height="3.61343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85" presentation:style-name="a298" draw:name="Text Placeholder 4" svg:x="5.56472in" svg:y="2.36328in" svg:width="4.57745in" svg:height="0.63021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86" presentation:style-name="a314" draw:name="Content Placeholder 5" svg:x="5.56472in" svg:y="2.99349in" svg:width="4.57745in" svg:height="3.61343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87" presentation:style-name="a318" draw:name="Date Placeholder 6" svg:x="7.87963in" svg:y="6.60691in" svg:width="0.99731in" svg:height="0.39931in" presentation:class="date-time" presentation:placeholder="false">
        <draw:text-box>
          <text:p text:style-name="a317" text:class-names="" text:cond-style-name=""><text:span text:style-name="a315" text:class-names=""><text:date text:fixed="false" style:data-style-name="a316">2/20/2021</text:date></text:span></text:p>
        </draw:text-box>
        <svg:title/>
        <svg:desc/>
      </draw:frame>
      <draw:frame draw:id="id88" presentation:style-name="a321" draw:name="Footer Placeholder 7" svg:x="0.74074in" svg:y="6.60691in" svg:width="6.88715in" svg:height="0.39931in" presentation:class="footer" presentation:placeholder="false">
        <draw:text-box>
          <text:p text:style-name="a320" text:class-names="" text:cond-style-name=""><text:span text:style-name="a319" text:class-names=""/></text:p>
        </draw:text-box>
        <svg:title/>
        <svg:desc/>
      </draw:frame>
      <draw:frame draw:id="id89" presentation:style-name="a324" draw:name="Slide Number Placeholder 8" svg:x="9.39486in" svg:y="6.60691in" svg:width="0.74731in" svg:height="0.39931in" presentation:class="page-number" presentation:placeholder="false">
        <draw:text-box>
          <text:p text:style-name="a323" text:class-names="" text:cond-style-name=""><text:span text:style-name="a322" text:class-names=""><text:page-number style:num-format="1" text:fixed="false">‹#›</text:page-number></text:span></text:p>
        </draw:text-box>
        <svg:title/>
        <svg:desc/>
      </draw:frame>
    </style:master-page>
    <style:master-page style:name="Master1-Layout6-titleOnly-Title-Only" style:page-layout-name="pageLayout1" draw:style-name="a351">
      <draw:g draw:name="Group 6" draw:id="id100">
        <svg:title/>
        <svg:desc/>
        <draw:connector draw:type="line" svg:x1="10.24826in" svg:y1="0in" svg:x2="11.5816in" svg:y2="7.5in" draw:id="id105" draw:layer="Master1-bg" draw:style-name="a365" draw:name="Straight Connector 19">
          <svg:title/>
          <svg:desc/>
        </draw:connector>
        <draw:connector draw:type="line" svg:x1="13.32986in" svg:y1="4.02604in" svg:x2="8.12037in" svg:y2="7.5in" draw:id="id106" draw:layer="Master1-bg" draw:style-name="a366" draw:name="Straight Connector 20">
          <svg:title/>
          <svg:desc/>
        </draw:connector>
        <draw:custom-shape svg:x="10.04098in" svg:y="-0.00926in" svg:width="3.28888in" svg:height="7.50926in" draw:id="id107" draw:layer="Master1-bg" draw:style-name="a369" draw:name="Rectangle 23">
          <svg:title/>
          <svg:desc/>
          <text:p text:style-name="a368" text:class-names="" text:cond-style-name=""><text:span text:style-name="a3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72" draw:name="Rectangle 25">
          <svg:title/>
          <svg:desc/>
          <text:p text:style-name="a371" text:class-names="" text:cond-style-name=""><text:span text:style-name="a3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75" draw:name="Isosceles Triangle 23">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78" draw:name="Rectangle 27">
          <svg:title/>
          <svg:desc/>
          <text:p text:style-name="a377" text:class-names="" text:cond-style-name=""><text:span text:style-name="a3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81" draw:name="Rectangle 28">
          <svg:title/>
          <svg:desc/>
          <text:p text:style-name="a380" text:class-names="" text:cond-style-name=""><text:span text:style-name="a3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84" draw:name="Rectangle 29">
          <svg:title/>
          <svg:desc/>
          <text:p text:style-name="a383" text:class-names="" text:cond-style-name=""><text:span text:style-name="a3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387" draw:name="Isosceles Triangle 2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390" draw:name="Isosceles Triangle 28">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4" draw:name="Title 1" svg:x="0.74074in" svg:y="0.66667in" svg:width="9.40143in" svg:height="1.44444in" presentation:class="title" presentation:placeholder="false">
        <draw:text-box>
          <text:p text:style-name="a353" text:class-names="" text:cond-style-name=""><text:span text:style-name="a352" text:class-names="">Click to edit Master title style</text:span></text:p>
        </draw:text-box>
        <svg:title/>
        <svg:desc/>
      </draw:frame>
      <draw:frame draw:id="id102" presentation:style-name="a358" draw:name="Date Placeholder 2" svg:x="7.87963in" svg:y="6.60691in" svg:width="0.99731in" svg:height="0.39931in" presentation:class="date-time" presentation:placeholder="false">
        <draw:text-box>
          <text:p text:style-name="a357" text:class-names="" text:cond-style-name=""><text:span text:style-name="a355" text:class-names=""><text:date text:fixed="false" style:data-style-name="a356">2/20/2021</text:date></text:span></text:p>
        </draw:text-box>
        <svg:title/>
        <svg:desc/>
      </draw:frame>
      <draw:frame draw:id="id103" presentation:style-name="a361" draw:name="Footer Placeholder 3" svg:x="0.74074in" svg:y="6.60691in" svg:width="6.88715in" svg:height="0.39931in" presentation:class="footer" presentation:placeholder="false">
        <draw:text-box>
          <text:p text:style-name="a360" text:class-names="" text:cond-style-name=""><text:span text:style-name="a359" text:class-names=""/></text:p>
        </draw:text-box>
        <svg:title/>
        <svg:desc/>
      </draw:frame>
      <draw:frame draw:id="id104" presentation:style-name="a364" draw:name="Slide Number Placeholder 4" svg:x="9.39486in" svg:y="6.60691in" svg:width="0.74731in" svg:height="0.39931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style:master-page>
    <style:master-page style:name="Master1-Layout7-blank-Blank" style:page-layout-name="pageLayout1" draw:style-name="a391">
      <draw:g draw:name="Group 6" draw:id="id115">
        <svg:title/>
        <svg:desc/>
        <draw:connector draw:type="line" svg:x1="10.24826in" svg:y1="0in" svg:x2="11.5816in" svg:y2="7.5in" draw:id="id119" draw:layer="Master1-bg" draw:style-name="a402" draw:name="Straight Connector 19">
          <svg:title/>
          <svg:desc/>
        </draw:connector>
        <draw:connector draw:type="line" svg:x1="13.32986in" svg:y1="4.02604in" svg:x2="8.12037in" svg:y2="7.5in" draw:id="id120" draw:layer="Master1-bg" draw:style-name="a403" draw:name="Straight Connector 20">
          <svg:title/>
          <svg:desc/>
        </draw:connector>
        <draw:custom-shape svg:x="10.04098in" svg:y="-0.00926in" svg:width="3.28888in" svg:height="7.50926in" draw:id="id121" draw:layer="Master1-bg" draw:style-name="a406" draw:name="Rectangle 23">
          <svg:title/>
          <svg:desc/>
          <text:p text:style-name="a405" text:class-names="" text:cond-style-name=""><text:span text:style-name="a40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09" draw:name="Rectangle 25">
          <svg:title/>
          <svg:desc/>
          <text:p text:style-name="a408" text:class-names="" text:cond-style-name=""><text:span text:style-name="a40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12" draw:name="Isosceles Triangle 2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15" draw:name="Rectangle 27">
          <svg:title/>
          <svg:desc/>
          <text:p text:style-name="a414" text:class-names="" text:cond-style-name=""><text:span text:style-name="a41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18" draw:name="Rectangle 28">
          <svg:title/>
          <svg:desc/>
          <text:p text:style-name="a417" text:class-names="" text:cond-style-name=""><text:span text:style-name="a41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21" draw:name="Rectangle 29">
          <svg:title/>
          <svg:desc/>
          <text:p text:style-name="a420" text:class-names="" text:cond-style-name=""><text:span text:style-name="a41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24" draw:name="Isosceles Triangle 2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27" draw:name="Isosceles Triangle 28">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395" draw:name="Date Placeholder 1" svg:x="7.87963in" svg:y="6.60691in" svg:width="0.99731in" svg:height="0.39931in" presentation:class="date-time" presentation:placeholder="false">
        <draw:text-box>
          <text:p text:style-name="a394" text:class-names="" text:cond-style-name=""><text:span text:style-name="a392" text:class-names=""><text:date text:fixed="false" style:data-style-name="a393">2/20/2021</text:date></text:span></text:p>
        </draw:text-box>
        <svg:title/>
        <svg:desc/>
      </draw:frame>
      <draw:frame draw:id="id117" presentation:style-name="a398" draw:name="Footer Placeholder 2"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18" presentation:style-name="a401" draw:name="Slide Number Placeholder 3" svg:x="9.39486in" svg:y="6.60691in" svg:width="0.74731in" svg:height="0.39931in" presentation:class="page-number" presentation:placeholder="false">
        <draw:text-box>
          <text:p text:style-name="a400" text:class-names="" text:cond-style-name=""><text:span text:style-name="a399" text:class-names=""><text:page-number style:num-format="1" text:fixed="false">‹#›</text:page-number></text:span></text:p>
        </draw:text-box>
        <svg:title/>
        <svg:desc/>
      </draw:frame>
    </style:master-page>
    <style:master-page style:name="Master1-Layout8-objTx-Content-with-Caption" style:page-layout-name="pageLayout1" draw:style-name="a428">
      <draw:g draw:name="Group 6" draw:id="id129">
        <svg:title/>
        <svg:desc/>
        <draw:connector draw:type="line" svg:x1="10.24826in" svg:y1="0in" svg:x2="11.5816in" svg:y2="7.5in" draw:id="id136" draw:layer="Master1-bg" draw:style-name="a462" draw:name="Straight Connector 19">
          <svg:title/>
          <svg:desc/>
        </draw:connector>
        <draw:connector draw:type="line" svg:x1="13.32986in" svg:y1="4.02604in" svg:x2="8.12037in" svg:y2="7.5in" draw:id="id137" draw:layer="Master1-bg" draw:style-name="a463" draw:name="Straight Connector 20">
          <svg:title/>
          <svg:desc/>
        </draw:connector>
        <draw:custom-shape svg:x="10.04098in" svg:y="-0.00926in" svg:width="3.28888in" svg:height="7.50926in" draw:id="id138" draw:layer="Master1-bg" draw:style-name="a466" draw:name="Rectangle 23">
          <svg:title/>
          <svg:desc/>
          <text:p text:style-name="a465" text:class-names="" text:cond-style-name=""><text:span text:style-name="a4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69" draw:name="Rectangle 25">
          <svg:title/>
          <svg:desc/>
          <text:p text:style-name="a468" text:class-names="" text:cond-style-name=""><text:span text:style-name="a4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72" draw:name="Isosceles Triangle 23">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75" draw:name="Rectangle 27">
          <svg:title/>
          <svg:desc/>
          <text:p text:style-name="a474" text:class-names="" text:cond-style-name=""><text:span text:style-name="a4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78" draw:name="Rectangle 28">
          <svg:title/>
          <svg:desc/>
          <text:p text:style-name="a477" text:class-names="" text:cond-style-name=""><text:span text:style-name="a4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81" draw:name="Rectangle 29">
          <svg:title/>
          <svg:desc/>
          <text:p text:style-name="a480" text:class-names="" text:cond-style-name=""><text:span text:style-name="a4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484" draw:name="Isosceles Triangle 27">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487" draw:name="Isosceles Triangle 28">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31" draw:name="Title 1" svg:x="0.74074in" svg:y="1.63889in" svg:width="4.21536in" svg:height="1.39815in" presentation:class="title" presentation:placeholder="false">
        <draw:text-box>
          <text:p text:style-name="a430" text:class-names="" text:cond-style-name=""><text:span text:style-name="a429" text:class-names="">Click to edit Master title style</text:span></text:p>
        </draw:text-box>
        <svg:title/>
        <svg:desc/>
      </draw:frame>
      <draw:frame draw:id="id131" presentation:style-name="a447" draw:name="Content Placeholder 2" svg:x="5.2061in" svg:y="0.56313in" svg:width="4.93607in" svg:height="6.04378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2" presentation:style-name="a451" draw:name="Text Placeholder 3" svg:x="0.74074in" svg:y="3.03704in" svg:width="4.21536in" svg:height="2.82639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33" presentation:style-name="a455" draw:name="Date Placeholder 4" svg:x="7.87963in" svg:y="6.60691in" svg:width="0.99731in" svg:height="0.39931in" presentation:class="date-time" presentation:placeholder="false">
        <draw:text-box>
          <text:p text:style-name="a454" text:class-names="" text:cond-style-name=""><text:span text:style-name="a452" text:class-names=""><text:date text:fixed="false" style:data-style-name="a453">2/20/2021</text:date></text:span></text:p>
        </draw:text-box>
        <svg:title/>
        <svg:desc/>
      </draw:frame>
      <draw:frame draw:id="id134" presentation:style-name="a458" draw:name="Footer Placeholder 5"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35" presentation:style-name="a461" draw:name="Slide Number Placeholder 6" svg:x="9.39486in" svg:y="6.60691in" svg:width="0.74731in" svg:height="0.39931in" presentation:class="page-number" presentation:placeholder="false">
        <draw:text-box>
          <text:p text:style-name="a460" text:class-names="" text:cond-style-name=""><text:span text:style-name="a459" text:class-names=""><text:page-number style:num-format="1" text:fixed="false">‹#›</text:page-number></text:span></text:p>
        </draw:text-box>
        <svg:title/>
        <svg:desc/>
      </draw:frame>
    </style:master-page>
    <style:master-page style:name="Master1-Layout9-picTx-Picture-with-Caption" style:page-layout-name="pageLayout1" draw:style-name="a488">
      <draw:g draw:name="Group 6" draw:id="id146">
        <svg:title/>
        <svg:desc/>
        <draw:connector draw:type="line" svg:x1="10.24826in" svg:y1="0in" svg:x2="11.5816in" svg:y2="7.5in" draw:id="id153" draw:layer="Master1-bg" draw:style-name="a509" draw:name="Straight Connector 19">
          <svg:title/>
          <svg:desc/>
        </draw:connector>
        <draw:connector draw:type="line" svg:x1="13.32986in" svg:y1="4.02604in" svg:x2="8.12037in" svg:y2="7.5in" draw:id="id154" draw:layer="Master1-bg" draw:style-name="a510" draw:name="Straight Connector 20">
          <svg:title/>
          <svg:desc/>
        </draw:connector>
        <draw:custom-shape svg:x="10.04098in" svg:y="-0.00926in" svg:width="3.28888in" svg:height="7.50926in" draw:id="id155" draw:layer="Master1-bg" draw:style-name="a513" draw:name="Rectangle 23">
          <svg:title/>
          <svg:desc/>
          <text:p text:style-name="a512" text:class-names="" text:cond-style-name=""><text:span text:style-name="a5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16" draw:name="Rectangle 25">
          <svg:title/>
          <svg:desc/>
          <text:p text:style-name="a515" text:class-names="" text:cond-style-name=""><text:span text:style-name="a5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19" draw:name="Isosceles Triangle 23">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22" draw:name="Rectangle 27">
          <svg:title/>
          <svg:desc/>
          <text:p text:style-name="a521" text:class-names="" text:cond-style-name=""><text:span text:style-name="a5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25" draw:name="Rectangle 28">
          <svg:title/>
          <svg:desc/>
          <text:p text:style-name="a524" text:class-names="" text:cond-style-name=""><text:span text:style-name="a5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28" draw:name="Rectangle 29">
          <svg:title/>
          <svg:desc/>
          <text:p text:style-name="a527" text:class-names="" text:cond-style-name=""><text:span text:style-name="a5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31" draw:name="Isosceles Triangle 27">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34" draw:name="Isosceles Triangle 28">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491" draw:name="Title 1" svg:x="0.74074in" svg:y="5.25in" svg:width="9.40143in" svg:height="0.61979in" presentation:class="title" presentation:placeholder="false">
        <draw:text-box>
          <text:p text:style-name="a490" text:class-names="" text:cond-style-name=""><text:span text:style-name="a489" text:class-names="">Click to edit Master title style</text:span></text:p>
        </draw:text-box>
        <svg:title/>
        <svg:desc/>
      </draw:frame>
      <draw:frame draw:id="id148" presentation:style-name="a494" draw:name="Picture Placeholder 2" svg:x="0.74074in" svg:y="0.66667in" svg:width="9.40143in" svg:height="4.20573in" presentation:class="graphic" presentation:placeholder="false">
        <draw:text-box>
          <text:p text:style-name="a493" text:class-names="" text:cond-style-name=""><text:span text:style-name="a492" text:class-names="">Click icon to add picture</text:span></text:p>
        </draw:text-box>
        <svg:title/>
        <svg:desc/>
      </draw:frame>
      <draw:frame draw:id="id149" presentation:style-name="a498" draw:name="Text Placeholder 3" svg:x="0.74074in" svg:y="5.86979in" svg:width="9.40143in" svg:height="0.73712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150" presentation:style-name="a502" draw:name="Date Placeholder 4" svg:x="7.87963in" svg:y="6.60691in" svg:width="0.99731in" svg:height="0.39931in" presentation:class="date-time" presentation:placeholder="false">
        <draw:text-box>
          <text:p text:style-name="a501" text:class-names="" text:cond-style-name=""><text:span text:style-name="a499" text:class-names=""><text:date text:fixed="false" style:data-style-name="a500">2/20/2021</text:date></text:span></text:p>
        </draw:text-box>
        <svg:title/>
        <svg:desc/>
      </draw:frame>
      <draw:frame draw:id="id151" presentation:style-name="a505" draw:name="Footer Placeholder 5" svg:x="0.74074in" svg:y="6.60691in" svg:width="6.88715in" svg:height="0.39931in" presentation:class="footer" presentation:placeholder="false">
        <draw:text-box>
          <text:p text:style-name="a504" text:class-names="" text:cond-style-name=""><text:span text:style-name="a503" text:class-names=""/></text:p>
        </draw:text-box>
        <svg:title/>
        <svg:desc/>
      </draw:frame>
      <draw:frame draw:id="id152" presentation:style-name="a508" draw:name="Slide Number Placeholder 6" svg:x="9.39486in" svg:y="6.60691in" svg:width="0.74731in" svg:height="0.39931in" presentation:class="page-number" presentation:placeholder="false">
        <draw:text-box>
          <text:p text:style-name="a507" text:class-names="" text:cond-style-name=""><text:span text:style-name="a506" text:class-names=""><text:page-number style:num-format="1" text:fixed="false">‹#›</text:page-number></text:span></text:p>
        </draw:text-box>
        <svg:title/>
        <svg:desc/>
      </draw:frame>
    </style:master-page>
    <style:master-page style:name="Master1-Layout10-cust-Title-and-Caption" style:page-layout-name="pageLayout1" draw:style-name="a535">
      <draw:g draw:name="Group 6" draw:id="id163">
        <svg:title/>
        <svg:desc/>
        <draw:connector draw:type="line" svg:x1="10.24826in" svg:y1="0in" svg:x2="11.5816in" svg:y2="7.5in" draw:id="id169" draw:layer="Master1-bg" draw:style-name="a553" draw:name="Straight Connector 19">
          <svg:title/>
          <svg:desc/>
        </draw:connector>
        <draw:connector draw:type="line" svg:x1="13.32986in" svg:y1="4.02604in" svg:x2="8.12037in" svg:y2="7.5in" draw:id="id170" draw:layer="Master1-bg" draw:style-name="a554" draw:name="Straight Connector 20">
          <svg:title/>
          <svg:desc/>
        </draw:connector>
        <draw:custom-shape svg:x="10.04098in" svg:y="-0.00926in" svg:width="3.28888in" svg:height="7.50926in" draw:id="id171" draw:layer="Master1-bg" draw:style-name="a557" draw:name="Rectangle 23">
          <svg:title/>
          <svg:desc/>
          <text:p text:style-name="a556" text:class-names="" text:cond-style-name=""><text:span text:style-name="a5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60" draw:name="Rectangle 25">
          <svg:title/>
          <svg:desc/>
          <text:p text:style-name="a559" text:class-names="" text:cond-style-name=""><text:span text:style-name="a5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63" draw:name="Isosceles Triangle 23">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66" draw:name="Rectangle 27">
          <svg:title/>
          <svg:desc/>
          <text:p text:style-name="a565" text:class-names="" text:cond-style-name=""><text:span text:style-name="a5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69" draw:name="Rectangle 28">
          <svg:title/>
          <svg:desc/>
          <text:p text:style-name="a568" text:class-names="" text:cond-style-name=""><text:span text:style-name="a5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72" draw:name="Rectangle 29">
          <svg:title/>
          <svg:desc/>
          <text:p text:style-name="a571" text:class-names="" text:cond-style-name=""><text:span text:style-name="a5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75" draw:name="Isosceles Triangle 2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78" draw:name="Isosceles Triangle 2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38" draw:name="Title 1" svg:x="0.74074in" svg:y="0.66667in" svg:width="9.40143in" svg:height="3.72222in" presentation:class="title" presentation:placeholder="false">
        <draw:text-box>
          <text:p text:style-name="a537" text:class-names="" text:cond-style-name=""><text:span text:style-name="a536" text:class-names="">Click to edit Master title style</text:span></text:p>
        </draw:text-box>
        <svg:title/>
        <svg:desc/>
      </draw:frame>
      <draw:frame draw:id="id165" presentation:style-name="a542" draw:name="Text Placeholder 2" svg:x="0.74074in" svg:y="4.88889in" svg:width="9.40143in" svg:height="1.71802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166"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2/20/2021</text:date></text:span></text:p>
        </draw:text-box>
        <svg:title/>
        <svg:desc/>
      </draw:frame>
      <draw:frame draw:id="id167"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168"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page-number></text:span></text:p>
        </draw:text-box>
        <svg:title/>
        <svg:desc/>
      </draw:frame>
    </style:master-page>
    <style:master-page style:name="Master1-Layout11-cust-Quote-with-Caption" style:page-layout-name="pageLayout1" draw:style-name="a579">
      <draw:g draw:name="Group 6" draw:id="id179">
        <svg:title/>
        <svg:desc/>
        <draw:connector draw:type="line" svg:x1="10.24826in" svg:y1="0in" svg:x2="11.5816in" svg:y2="7.5in" draw:id="id188" draw:layer="Master1-bg" draw:style-name="a608" draw:name="Straight Connector 19">
          <svg:title/>
          <svg:desc/>
        </draw:connector>
        <draw:connector draw:type="line" svg:x1="13.32986in" svg:y1="4.02604in" svg:x2="8.12037in" svg:y2="7.5in" draw:id="id189" draw:layer="Master1-bg" draw:style-name="a609" draw:name="Straight Connector 20">
          <svg:title/>
          <svg:desc/>
        </draw:connector>
        <draw:custom-shape svg:x="10.04098in" svg:y="-0.00926in" svg:width="3.28888in" svg:height="7.50926in" draw:id="id190" draw:layer="Master1-bg" draw:style-name="a612" draw:name="Rectangle 23">
          <svg:title/>
          <svg:desc/>
          <text:p text:style-name="a611" text:class-names="" text:cond-style-name=""><text:span text:style-name="a61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15" draw:name="Rectangle 25">
          <svg:title/>
          <svg:desc/>
          <text:p text:style-name="a614" text:class-names="" text:cond-style-name=""><text:span text:style-name="a61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18" draw:name="Isosceles Triangle 23">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21" draw:name="Rectangle 27">
          <svg:title/>
          <svg:desc/>
          <text:p text:style-name="a620" text:class-names="" text:cond-style-name=""><text:span text:style-name="a61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24" draw:name="Rectangle 28">
          <svg:title/>
          <svg:desc/>
          <text:p text:style-name="a623" text:class-names="" text:cond-style-name=""><text:span text:style-name="a62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27" draw:name="Rectangle 29">
          <svg:title/>
          <svg:desc/>
          <text:p text:style-name="a626" text:class-names="" text:cond-style-name=""><text:span text:style-name="a62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30" draw:name="Isosceles Triangle 27">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33" draw:name="Isosceles Triangle 28">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582" draw:name="Title 1" svg:x="1.01852in" svg:y="0.66667in" svg:width="8.85185in" svg:height="3.30556in" presentation:class="title" presentation:placeholder="false">
        <draw:text-box>
          <text:p text:style-name="a581" text:class-names="" text:cond-style-name=""><text:span text:style-name="a580" text:class-names="">Click to edit Master title style</text:span></text:p>
        </draw:text-box>
        <svg:title/>
        <svg:desc/>
      </draw:frame>
      <draw:frame draw:id="id181" presentation:style-name="a586" draw:name="Text Placeholder 9" svg:x="1.49403in" svg:y="3.97222in" svg:width="7.90084in" svg:height="0.41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82" presentation:style-name="a590" draw:name="Text Placeholder 2" svg:x="0.74074in" svg:y="4.88889in" svg:width="9.40143in" svg:height="1.7180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3" presentation:style-name="a594" draw:name="Date Placeholder 3" svg:x="7.87963in" svg:y="6.60691in" svg:width="0.99731in" svg:height="0.39931in" presentation:class="date-time" presentation:placeholder="false">
        <draw:text-box>
          <text:p text:style-name="a593" text:class-names="" text:cond-style-name=""><text:span text:style-name="a591" text:class-names=""><text:date text:fixed="false" style:data-style-name="a592">2/20/2021</text:date></text:span></text:p>
        </draw:text-box>
        <svg:title/>
        <svg:desc/>
      </draw:frame>
      <draw:frame draw:id="id184" presentation:style-name="a597" draw:name="Footer Placeholder 4" svg:x="0.74074in" svg:y="6.60691in" svg:width="6.88715in" svg:height="0.39931in" presentation:class="footer" presentation:placeholder="false">
        <draw:text-box>
          <text:p text:style-name="a596" text:class-names="" text:cond-style-name=""><text:span text:style-name="a595" text:class-names=""/></text:p>
        </draw:text-box>
        <svg:title/>
        <svg:desc/>
      </draw:frame>
      <draw:frame draw:id="id185" presentation:style-name="a600" draw:name="Slide Number Placeholder 5" svg:x="9.39486in" svg:y="6.60691in" svg:width="0.74731in" svg:height="0.39931in" presentation:class="page-number" presentation:placeholder="false">
        <draw:text-box>
          <text:p text:style-name="a599" text:class-names="" text:cond-style-name=""><text:span text:style-name="a598" text:class-names=""><text:page-number style:num-format="1" text:fixed="false">‹#›</text:page-number></text:span></text:p>
        </draw:text-box>
        <svg:title/>
        <svg:desc/>
      </draw:frame>
      <draw:frame draw:id="id186" draw:style-name="a603" draw:name="TextBox 19" svg:x="0.5926in" svg:y="0.86437in" svg:width="0.66667in" svg:height="0.63952in">
        <draw:text-box>
          <text:p text:style-name="a602" text:class-names="" text:cond-style-name=""><text:span text:style-name="a601" text:class-names="">“</text:span></text:p>
        </draw:text-box>
        <svg:title/>
        <svg:desc/>
      </draw:frame>
      <draw:frame draw:id="id187" draw:style-name="a607" draw:name="TextBox 21" svg:x="9.72552in" svg:y="3.15678in" svg:width="0.66667in" svg:height="0.63952in">
        <draw:text-box>
          <text:p text:style-name="a606" text:class-names="" text:cond-style-name=""><text:span text:style-name="a604" text:class-names="">”</text:span><text:span text:style-name="a605" text:class-names=""/></text:p>
        </draw:text-box>
        <svg:title/>
        <svg:desc/>
      </draw:frame>
    </style:master-page>
    <style:master-page style:name="Master1-Layout12-cust-Name-Card" style:page-layout-name="pageLayout1" draw:style-name="a634">
      <draw:g draw:name="Group 6" draw:id="id198">
        <svg:title/>
        <svg:desc/>
        <draw:connector draw:type="line" svg:x1="10.24826in" svg:y1="0in" svg:x2="11.5816in" svg:y2="7.5in" draw:id="id204" draw:layer="Master1-bg" draw:style-name="a652" draw:name="Straight Connector 19">
          <svg:title/>
          <svg:desc/>
        </draw:connector>
        <draw:connector draw:type="line" svg:x1="13.32986in" svg:y1="4.02604in" svg:x2="8.12037in" svg:y2="7.5in" draw:id="id205" draw:layer="Master1-bg" draw:style-name="a653" draw:name="Straight Connector 20">
          <svg:title/>
          <svg:desc/>
        </draw:connector>
        <draw:custom-shape svg:x="10.04098in" svg:y="-0.00926in" svg:width="3.28888in" svg:height="7.50926in" draw:id="id206" draw:layer="Master1-bg" draw:style-name="a656" draw:name="Rectangle 23">
          <svg:title/>
          <svg:desc/>
          <text:p text:style-name="a655" text:class-names="" text:cond-style-name=""><text:span text:style-name="a65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59" draw:name="Rectangle 25">
          <svg:title/>
          <svg:desc/>
          <text:p text:style-name="a658" text:class-names="" text:cond-style-name=""><text:span text:style-name="a65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62" draw:name="Isosceles Triangle 23">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65" draw:name="Rectangle 27">
          <svg:title/>
          <svg:desc/>
          <text:p text:style-name="a664" text:class-names="" text:cond-style-name=""><text:span text:style-name="a66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68" draw:name="Rectangle 28">
          <svg:title/>
          <svg:desc/>
          <text:p text:style-name="a667" text:class-names="" text:cond-style-name=""><text:span text:style-name="a66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71" draw:name="Rectangle 29">
          <svg:title/>
          <svg:desc/>
          <text:p text:style-name="a670" text:class-names="" text:cond-style-name=""><text:span text:style-name="a66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74" draw:name="Isosceles Triangle 27">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77" draw:name="Isosceles Triangle 28">
          <svg:title/>
          <svg:desc/>
          <text:p text:style-name="a676" text:class-names="" text:cond-style-name=""><text:span text:style-name="a67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37" draw:name="Title 1" svg:x="0.74074in" svg:y="2.11285in" svg:width="9.40143in" svg:height="2.83843in" presentation:class="title" presentation:placeholder="false">
        <draw:text-box>
          <text:p text:style-name="a636" text:class-names="" text:cond-style-name=""><text:span text:style-name="a635" text:class-names="">Click to edit Master title style</text:span></text:p>
        </draw:text-box>
        <svg:title/>
        <svg:desc/>
      </draw:frame>
      <draw:frame draw:id="id200" presentation:style-name="a641" draw:name="Text Placeholder 2" svg:x="0.74074in" svg:y="4.95128in" svg:width="9.40143in" svg:height="1.65564in" presentation:class="outline" presentation:placeholder="false">
        <draw:text-box>
          <text:list text:style-name="a640">
            <text:list-item>
              <text:p text:style-name="a639" text:class-names="" text:cond-style-name=""><text:span text:style-name="a638" text:class-names="">Click to edit Master text styles</text:span></text:p>
            </text:list-item>
          </text:list>
        </draw:text-box>
        <svg:title/>
        <svg:desc/>
      </draw:frame>
      <draw:frame draw:id="id201" presentation:style-name="a645" draw:name="Date Placeholder 3" svg:x="7.87963in" svg:y="6.60691in" svg:width="0.99731in" svg:height="0.39931in" presentation:class="date-time" presentation:placeholder="false">
        <draw:text-box>
          <text:p text:style-name="a644" text:class-names="" text:cond-style-name=""><text:span text:style-name="a642" text:class-names=""><text:date text:fixed="false" style:data-style-name="a643">2/20/2021</text:date></text:span></text:p>
        </draw:text-box>
        <svg:title/>
        <svg:desc/>
      </draw:frame>
      <draw:frame draw:id="id202" presentation:style-name="a648" draw:name="Footer Placeholder 4" svg:x="0.74074in" svg:y="6.60691in" svg:width="6.88715in" svg:height="0.39931in" presentation:class="footer" presentation:placeholder="false">
        <draw:text-box>
          <text:p text:style-name="a647" text:class-names="" text:cond-style-name=""><text:span text:style-name="a646" text:class-names=""/></text:p>
        </draw:text-box>
        <svg:title/>
        <svg:desc/>
      </draw:frame>
      <draw:frame draw:id="id203" presentation:style-name="a651" draw:name="Slide Number Placeholder 5" svg:x="9.39486in" svg:y="6.60691in" svg:width="0.74731in" svg:height="0.39931in" presentation:class="page-number" presentation:placeholder="false">
        <draw:text-box>
          <text:p text:style-name="a650" text:class-names="" text:cond-style-name=""><text:span text:style-name="a649" text:class-names=""><text:page-number style:num-format="1" text:fixed="false">‹#›</text:page-number></text:span></text:p>
        </draw:text-box>
        <svg:title/>
        <svg:desc/>
      </draw:frame>
    </style:master-page>
    <style:master-page style:name="Master1-Layout13-cust-Quote-Name-Card" style:page-layout-name="pageLayout1" draw:style-name="a678">
      <draw:g draw:name="Group 6" draw:id="id214">
        <svg:title/>
        <svg:desc/>
        <draw:connector draw:type="line" svg:x1="10.24826in" svg:y1="0in" svg:x2="11.5816in" svg:y2="7.5in" draw:id="id223" draw:layer="Master1-bg" draw:style-name="a706" draw:name="Straight Connector 19">
          <svg:title/>
          <svg:desc/>
        </draw:connector>
        <draw:connector draw:type="line" svg:x1="13.32986in" svg:y1="4.02604in" svg:x2="8.12037in" svg:y2="7.5in" draw:id="id224" draw:layer="Master1-bg" draw:style-name="a707" draw:name="Straight Connector 20">
          <svg:title/>
          <svg:desc/>
        </draw:connector>
        <draw:custom-shape svg:x="10.04098in" svg:y="-0.00926in" svg:width="3.28888in" svg:height="7.50926in" draw:id="id225" draw:layer="Master1-bg" draw:style-name="a710" draw:name="Rectangle 23">
          <svg:title/>
          <svg:desc/>
          <text:p text:style-name="a709" text:class-names="" text:cond-style-name=""><text:span text:style-name="a70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13" draw:name="Rectangle 25">
          <svg:title/>
          <svg:desc/>
          <text:p text:style-name="a712" text:class-names="" text:cond-style-name=""><text:span text:style-name="a71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16" draw:name="Isosceles Triangle 23">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19" draw:name="Rectangle 27">
          <svg:title/>
          <svg:desc/>
          <text:p text:style-name="a718" text:class-names="" text:cond-style-name=""><text:span text:style-name="a71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22" draw:name="Rectangle 28">
          <svg:title/>
          <svg:desc/>
          <text:p text:style-name="a721" text:class-names="" text:cond-style-name=""><text:span text:style-name="a72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25" draw:name="Rectangle 29">
          <svg:title/>
          <svg:desc/>
          <text:p text:style-name="a724" text:class-names="" text:cond-style-name=""><text:span text:style-name="a72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28" draw:name="Isosceles Triangle 27">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31" draw:name="Isosceles Triangle 28">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681" draw:name="Title 1" svg:x="1.01852in" svg:y="0.66667in" svg:width="8.85185in" svg:height="3.30556in" presentation:class="title" presentation:placeholder="false">
        <draw:text-box>
          <text:p text:style-name="a680" text:class-names="" text:cond-style-name=""><text:span text:style-name="a679" text:class-names="">Click to edit Master title style</text:span></text:p>
        </draw:text-box>
        <svg:title/>
        <svg:desc/>
      </draw:frame>
      <draw:frame draw:id="id216" presentation:style-name="a685" draw:name="Text Placeholder 9" svg:x="0.74074in" svg:y="4.38889in" svg:width="9.40143in" svg:height="0.56239in" presentation:class="outline" presentation:placeholder="false">
        <draw:text-box>
          <text:list text:style-name="a684">
            <text:list-item>
              <text:p text:style-name="a683" text:class-names="" text:cond-style-name=""><text:span text:style-name="a682" text:class-names="">Click to edit Master text styles</text:span></text:p>
            </text:list-item>
          </text:list>
        </draw:text-box>
        <svg:title/>
        <svg:desc/>
      </draw:frame>
      <draw:frame draw:id="id217" presentation:style-name="a689" draw:name="Text Placeholder 2" svg:x="0.74074in" svg:y="4.95128in" svg:width="9.40143in" svg:height="1.65564in" presentation:class="outline" presentation:placeholder="false">
        <draw:text-box>
          <text:list text:style-name="a688">
            <text:list-item>
              <text:p text:style-name="a687" text:class-names="" text:cond-style-name=""><text:span text:style-name="a686" text:class-names="">Click to edit Master text styles</text:span></text:p>
            </text:list-item>
          </text:list>
        </draw:text-box>
        <svg:title/>
        <svg:desc/>
      </draw:frame>
      <draw:frame draw:id="id218" presentation:style-name="a693" draw:name="Date Placeholder 3" svg:x="7.87963in" svg:y="6.60691in" svg:width="0.99731in" svg:height="0.39931in" presentation:class="date-time" presentation:placeholder="false">
        <draw:text-box>
          <text:p text:style-name="a692" text:class-names="" text:cond-style-name=""><text:span text:style-name="a690" text:class-names=""><text:date text:fixed="false" style:data-style-name="a691">2/20/2021</text:date></text:span></text:p>
        </draw:text-box>
        <svg:title/>
        <svg:desc/>
      </draw:frame>
      <draw:frame draw:id="id219" presentation:style-name="a696" draw:name="Footer Placeholder 4" svg:x="0.74074in" svg:y="6.60691in" svg:width="6.88715in" svg:height="0.39931in" presentation:class="footer" presentation:placeholder="false">
        <draw:text-box>
          <text:p text:style-name="a695" text:class-names="" text:cond-style-name=""><text:span text:style-name="a694" text:class-names=""/></text:p>
        </draw:text-box>
        <svg:title/>
        <svg:desc/>
      </draw:frame>
      <draw:frame draw:id="id220" presentation:style-name="a699" draw:name="Slide Number Placeholder 5" svg:x="9.39486in" svg:y="6.60691in" svg:width="0.74731in" svg:height="0.39931in" presentation:class="page-number" presentation:placeholder="false">
        <draw:text-box>
          <text:p text:style-name="a698" text:class-names="" text:cond-style-name=""><text:span text:style-name="a697" text:class-names=""><text:page-number style:num-format="1" text:fixed="false">‹#›</text:page-number></text:span></text:p>
        </draw:text-box>
        <svg:title/>
        <svg:desc/>
      </draw:frame>
      <draw:frame draw:id="id221" draw:style-name="a702" draw:name="TextBox 23" svg:x="0.5926in" svg:y="0.86437in" svg:width="0.66667in" svg:height="0.63952in">
        <draw:text-box>
          <text:p text:style-name="a701" text:class-names="" text:cond-style-name=""><text:span text:style-name="a700" text:class-names="">“</text:span></text:p>
        </draw:text-box>
        <svg:title/>
        <svg:desc/>
      </draw:frame>
      <draw:frame draw:id="id222" draw:style-name="a705" draw:name="TextBox 24" svg:x="9.72552in" svg:y="3.15678in" svg:width="0.66667in" svg:height="0.63952in">
        <draw:text-box>
          <text:p text:style-name="a704" text:class-names="" text:cond-style-name=""><text:span text:style-name="a703" text:class-names="">”</text:span></text:p>
        </draw:text-box>
        <svg:title/>
        <svg:desc/>
      </draw:frame>
    </style:master-page>
    <style:master-page style:name="Master1-Layout14-cust-True-or-False" style:page-layout-name="pageLayout1" draw:style-name="a732">
      <draw:g draw:name="Group 6" draw:id="id233">
        <svg:title/>
        <svg:desc/>
        <draw:connector draw:type="line" svg:x1="10.24826in" svg:y1="0in" svg:x2="11.5816in" svg:y2="7.5in" draw:id="id240" draw:layer="Master1-bg" draw:style-name="a754" draw:name="Straight Connector 19">
          <svg:title/>
          <svg:desc/>
        </draw:connector>
        <draw:connector draw:type="line" svg:x1="13.32986in" svg:y1="4.02604in" svg:x2="8.12037in" svg:y2="7.5in" draw:id="id241" draw:layer="Master1-bg" draw:style-name="a755" draw:name="Straight Connector 20">
          <svg:title/>
          <svg:desc/>
        </draw:connector>
        <draw:custom-shape svg:x="10.04098in" svg:y="-0.00926in" svg:width="3.28888in" svg:height="7.50926in" draw:id="id242" draw:layer="Master1-bg" draw:style-name="a758" draw:name="Rectangle 23">
          <svg:title/>
          <svg:desc/>
          <text:p text:style-name="a757" text:class-names="" text:cond-style-name=""><text:span text:style-name="a75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61" draw:name="Rectangle 25">
          <svg:title/>
          <svg:desc/>
          <text:p text:style-name="a760" text:class-names="" text:cond-style-name=""><text:span text:style-name="a75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64" draw:name="Isosceles Triangle 23">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67" draw:name="Rectangle 27">
          <svg:title/>
          <svg:desc/>
          <text:p text:style-name="a766" text:class-names="" text:cond-style-name=""><text:span text:style-name="a76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70" draw:name="Rectangle 28">
          <svg:title/>
          <svg:desc/>
          <text:p text:style-name="a769" text:class-names="" text:cond-style-name=""><text:span text:style-name="a76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73" draw:name="Rectangle 29">
          <svg:title/>
          <svg:desc/>
          <text:p text:style-name="a772" text:class-names="" text:cond-style-name=""><text:span text:style-name="a77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76" draw:name="Isosceles Triangle 2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779" draw:name="Isosceles Triangle 28">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35" draw:name="Title 1" svg:x="0.75in" svg:y="0.66667in" svg:width="9.39217in" svg:height="3.30556in" presentation:class="title" presentation:placeholder="false">
        <draw:text-box>
          <text:p text:style-name="a734" text:class-names="" text:cond-style-name=""><text:span text:style-name="a733" text:class-names="">Click to edit Master title style</text:span></text:p>
        </draw:text-box>
        <svg:title/>
        <svg:desc/>
      </draw:frame>
      <draw:frame draw:id="id235" presentation:style-name="a739" draw:name="Text Placeholder 9" svg:x="0.74074in" svg:y="4.38889in" svg:width="9.40143in" svg:height="0.56239in" presentation:class="outline" presentation:placeholder="false">
        <draw:text-box>
          <text:list text:style-name="a738">
            <text:list-item>
              <text:p text:style-name="a737" text:class-names="" text:cond-style-name=""><text:span text:style-name="a736" text:class-names="">Click to edit Master text styles</text:span></text:p>
            </text:list-item>
          </text:list>
        </draw:text-box>
        <svg:title/>
        <svg:desc/>
      </draw:frame>
      <draw:frame draw:id="id236" presentation:style-name="a743" draw:name="Text Placeholder 2" svg:x="0.74074in" svg:y="4.95128in" svg:width="9.40143in" svg:height="1.65564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237" presentation:style-name="a747" draw:name="Date Placeholder 3" svg:x="7.87963in" svg:y="6.60691in" svg:width="0.99731in" svg:height="0.39931in" presentation:class="date-time" presentation:placeholder="false">
        <draw:text-box>
          <text:p text:style-name="a746" text:class-names="" text:cond-style-name=""><text:span text:style-name="a744" text:class-names=""><text:date text:fixed="false" style:data-style-name="a745">2/20/2021</text:date></text:span></text:p>
        </draw:text-box>
        <svg:title/>
        <svg:desc/>
      </draw:frame>
      <draw:frame draw:id="id238" presentation:style-name="a750" draw:name="Footer Placeholder 4" svg:x="0.74074in" svg:y="6.60691in" svg:width="6.88715in" svg:height="0.39931in" presentation:class="footer" presentation:placeholder="false">
        <draw:text-box>
          <text:p text:style-name="a749" text:class-names="" text:cond-style-name=""><text:span text:style-name="a748" text:class-names=""/></text:p>
        </draw:text-box>
        <svg:title/>
        <svg:desc/>
      </draw:frame>
      <draw:frame draw:id="id239" presentation:style-name="a753" draw:name="Slide Number Placeholder 5" svg:x="9.39486in" svg:y="6.60691in" svg:width="0.74731in" svg:height="0.39931in" presentation:class="page-number" presentation:placeholder="false">
        <draw:text-box>
          <text:p text:style-name="a752" text:class-names="" text:cond-style-name=""><text:span text:style-name="a751" text:class-names=""><text:page-number style:num-format="1" text:fixed="false">‹#›</text:page-number></text:span></text:p>
        </draw:text-box>
        <svg:title/>
        <svg:desc/>
      </draw:frame>
    </style:master-page>
    <style:master-page style:name="Master1-Layout15-vertTx-Title-and-Vertical-Text" style:page-layout-name="pageLayout1" draw:style-name="a780">
      <draw:g draw:name="Group 6" draw:id="id250">
        <svg:title/>
        <svg:desc/>
        <draw:connector draw:type="line" svg:x1="10.24826in" svg:y1="0in" svg:x2="11.5816in" svg:y2="7.5in" draw:id="id256" draw:layer="Master1-bg" draw:style-name="a810" draw:name="Straight Connector 19">
          <svg:title/>
          <svg:desc/>
        </draw:connector>
        <draw:connector draw:type="line" svg:x1="13.32986in" svg:y1="4.02604in" svg:x2="8.12037in" svg:y2="7.5in" draw:id="id257" draw:layer="Master1-bg" draw:style-name="a811" draw:name="Straight Connector 20">
          <svg:title/>
          <svg:desc/>
        </draw:connector>
        <draw:custom-shape svg:x="10.04098in" svg:y="-0.00926in" svg:width="3.28888in" svg:height="7.50926in" draw:id="id258" draw:layer="Master1-bg" draw:style-name="a814" draw:name="Rectangle 23">
          <svg:title/>
          <svg:desc/>
          <text:p text:style-name="a813" text:class-names="" text:cond-style-name=""><text:span text:style-name="a8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17" draw:name="Rectangle 25">
          <svg:title/>
          <svg:desc/>
          <text:p text:style-name="a816" text:class-names="" text:cond-style-name=""><text:span text:style-name="a8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20" draw:name="Isosceles Triangle 23">
          <svg:title/>
          <svg:desc/>
          <text:p text:style-name="a819" text:class-names="" text:cond-style-name=""><text:span text:style-name="a8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23" draw:name="Rectangle 27">
          <svg:title/>
          <svg:desc/>
          <text:p text:style-name="a822" text:class-names="" text:cond-style-name=""><text:span text:style-name="a8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26" draw:name="Rectangle 28">
          <svg:title/>
          <svg:desc/>
          <text:p text:style-name="a825" text:class-names="" text:cond-style-name=""><text:span text:style-name="a8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29" draw:name="Rectangle 29">
          <svg:title/>
          <svg:desc/>
          <text:p text:style-name="a828" text:class-names="" text:cond-style-name=""><text:span text:style-name="a8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32" draw:name="Isosceles Triangle 27">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35" draw:name="Isosceles Triangle 28">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783" draw:name="Title 1" svg:x="0.74074in" svg:y="0.66667in" svg:width="9.40143in" svg:height="1.44444in" presentation:class="title" presentation:placeholder="false">
        <draw:text-box>
          <text:p text:style-name="a782" text:class-names="" text:cond-style-name=""><text:span text:style-name="a781" text:class-names="">Click to edit Master title style</text:span></text:p>
        </draw:text-box>
        <svg:title/>
        <svg:desc/>
      </draw:frame>
      <draw:frame draw:id="id252" presentation:style-name="a799" draw:name="Vertical Text Placeholder 2" svg:x="0.74074in" svg:y="2.36285in" svg:width="9.40143in" svg:height="4.24406in" presentation:class="outline" presentation:placeholder="false">
        <draw:text-box>
          <text:list text:style-name="a786">
            <text:list-item>
              <text:p text:style-name="a785" text:class-names="" text:cond-style-name=""><text:span text:style-name="a784" text:class-names="">Click to edit Master text styles</text:span></text:p>
            </text:list-item>
          </text:list>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253" presentation:style-name="a803" draw:name="Date Placeholder 3" svg:x="7.87963in" svg:y="6.60691in" svg:width="0.99731in" svg:height="0.39931in" presentation:class="date-time" presentation:placeholder="false">
        <draw:text-box>
          <text:p text:style-name="a802" text:class-names="" text:cond-style-name=""><text:span text:style-name="a800" text:class-names=""><text:date text:fixed="false" style:data-style-name="a801">2/20/2021</text:date></text:span></text:p>
        </draw:text-box>
        <svg:title/>
        <svg:desc/>
      </draw:frame>
      <draw:frame draw:id="id254" presentation:style-name="a806" draw:name="Footer Placeholder 4" svg:x="0.74074in" svg:y="6.60691in" svg:width="6.88715in" svg:height="0.39931in" presentation:class="footer" presentation:placeholder="false">
        <draw:text-box>
          <text:p text:style-name="a805" text:class-names="" text:cond-style-name=""><text:span text:style-name="a804" text:class-names=""/></text:p>
        </draw:text-box>
        <svg:title/>
        <svg:desc/>
      </draw:frame>
      <draw:frame draw:id="id255" presentation:style-name="a809" draw:name="Slide Number Placeholder 5" svg:x="9.39486in" svg:y="6.60691in" svg:width="0.74731in" svg:height="0.39931in" presentation:class="page-number" presentation:placeholder="false">
        <draw:text-box>
          <text:p text:style-name="a808" text:class-names="" text:cond-style-name=""><text:span text:style-name="a807" text:class-names=""><text:page-number style:num-format="1" text:fixed="false">‹#›</text:page-number></text:span></text:p>
        </draw:text-box>
        <svg:title/>
        <svg:desc/>
      </draw:frame>
    </style:master-page>
    <style:master-page style:name="Master1-Layout16-vertTitleAndTx-Vertical-Title-and-Text" style:page-layout-name="pageLayout1" draw:style-name="a836">
      <draw:g draw:name="Group 6" draw:id="id266">
        <svg:title/>
        <svg:desc/>
        <draw:connector draw:type="line" svg:x1="10.24826in" svg:y1="0in" svg:x2="11.5816in" svg:y2="7.5in" draw:id="id272" draw:layer="Master1-bg" draw:style-name="a866" draw:name="Straight Connector 19">
          <svg:title/>
          <svg:desc/>
        </draw:connector>
        <draw:connector draw:type="line" svg:x1="13.32986in" svg:y1="4.02604in" svg:x2="8.12037in" svg:y2="7.5in" draw:id="id273" draw:layer="Master1-bg" draw:style-name="a867" draw:name="Straight Connector 20">
          <svg:title/>
          <svg:desc/>
        </draw:connector>
        <draw:custom-shape svg:x="10.04098in" svg:y="-0.00926in" svg:width="3.28888in" svg:height="7.50926in" draw:id="id274" draw:layer="Master1-bg" draw:style-name="a870" draw:name="Rectangle 23">
          <svg:title/>
          <svg:desc/>
          <text:p text:style-name="a869" text:class-names="" text:cond-style-name=""><text:span text:style-name="a86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873" draw:name="Rectangle 25">
          <svg:title/>
          <svg:desc/>
          <text:p text:style-name="a872" text:class-names="" text:cond-style-name=""><text:span text:style-name="a87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876" draw:name="Isosceles Triangle 23">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879" draw:name="Rectangle 27">
          <svg:title/>
          <svg:desc/>
          <text:p text:style-name="a878" text:class-names="" text:cond-style-name=""><text:span text:style-name="a87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882" draw:name="Rectangle 28">
          <svg:title/>
          <svg:desc/>
          <text:p text:style-name="a881" text:class-names="" text:cond-style-name=""><text:span text:style-name="a88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885" draw:name="Rectangle 29">
          <svg:title/>
          <svg:desc/>
          <text:p text:style-name="a884" text:class-names="" text:cond-style-name=""><text:span text:style-name="a88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888" draw:name="Isosceles Triangle 27">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891" draw:name="Isosceles Triangle 28">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39" draw:name="Vertical Title 1" svg:x="8.71355in" svg:y="0.66667in" svg:width="1.42688in" svg:height="5.74306in" presentation:class="title" presentation:placeholder="false">
        <draw:text-box>
          <text:p text:style-name="a838" text:class-names="" text:cond-style-name=""><text:span text:style-name="a837" text:class-names="">Click to edit Master title style</text:span></text:p>
        </draw:text-box>
        <svg:title/>
        <svg:desc/>
      </draw:frame>
      <draw:frame draw:id="id268" presentation:style-name="a855" draw:name="Vertical Text Placeholder 2" svg:x="0.74074in" svg:y="0.66667in" svg:width="7.72107in" svg:height="5.74306in" presentation:class="outline" presentation:placeholder="false">
        <draw:text-box>
          <text:list text:style-name="a842">
            <text:list-item>
              <text:p text:style-name="a841" text:class-names="" text:cond-style-name=""><text:span text:style-name="a840" text:class-names="">Click to 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269" presentation:style-name="a859" draw:name="Date Placeholder 3" svg:x="7.87963in" svg:y="6.60691in" svg:width="0.99731in" svg:height="0.39931in" presentation:class="date-time" presentation:placeholder="false">
        <draw:text-box>
          <text:p text:style-name="a858" text:class-names="" text:cond-style-name=""><text:span text:style-name="a856" text:class-names=""><text:date text:fixed="false" style:data-style-name="a857">2/20/2021</text:date></text:span></text:p>
        </draw:text-box>
        <svg:title/>
        <svg:desc/>
      </draw:frame>
      <draw:frame draw:id="id270" presentation:style-name="a862" draw:name="Footer Placeholder 4" svg:x="0.74074in" svg:y="6.60691in" svg:width="6.88715in" svg:height="0.39931in" presentation:class="footer" presentation:placeholder="false">
        <draw:text-box>
          <text:p text:style-name="a861" text:class-names="" text:cond-style-name=""><text:span text:style-name="a860" text:class-names=""/></text:p>
        </draw:text-box>
        <svg:title/>
        <svg:desc/>
      </draw:frame>
      <draw:frame draw:id="id271" presentation:style-name="a865" draw:name="Slide Number Placeholder 5" svg:x="9.39486in" svg:y="6.60691in" svg:width="0.74731in" svg:height="0.39931in" presentation:class="page-number" presentation:placeholder="false">
        <draw:text-box>
          <text:p text:style-name="a864" text:class-names="" text:cond-style-name=""><text:span text:style-name="a863"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ab creation on git</dc:title>
    <meta:initial-creator>Antonio Natali</meta:initial-creator>
    <dc:creator>Antonio Natali</dc:creator>
    <meta:creation-date>2021-02-16T15:59:16Z</meta:creation-date>
    <dc:date>2021-02-22T20:30:11Z</dc:date>
    <meta:template xlink:href="Facet" xlink:type="simple"/>
    <meta:editing-cycles>36</meta:editing-cycles>
    <meta:editing-duration>PT133159S</meta:editing-duration>
    <meta:user-defined meta:name="ContentTypeId">0x010100AFD609FFC0C7514199402F351F9728F5</meta:user-defined>
    <meta:document-statistic meta:paragraph-count="31" meta:word-count="55"/>
  </office:meta>
</office:document-meta>
</file>